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576cm" table:align="margins" style:may-break-between-rows="false"/>
    </style:style>
    <style:style style:name="Table1.A" style:family="table-column">
      <style:table-column-properties style:column-width="1.596cm" style:rel-column-width="22874*"/>
    </style:style>
    <style:style style:name="Table1.B" style:family="table-column">
      <style:table-column-properties style:column-width="0.993cm" style:rel-column-width="14220*"/>
    </style:style>
    <style:style style:name="Table1.D" style:family="table-column">
      <style:table-column-properties style:column-width="0.993cm" style:rel-column-width="1422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3" style:family="paragraph" style:parent-style-name="_5f_Header_20_N_20_page_20_impaire_20__28_D_29_">
      <style:paragraph-properties fo:text-align="start" style:justify-single-word="false"/>
    </style:style>
    <style:style style:name="P94" style:family="paragraph" style:parent-style-name="_5f_Header_20_N_20_page_20_impaire_20__28_D_29_">
      <style:text-properties officeooo:rsid="027aa87d" officeooo:paragraph-rsid="027aa87d"/>
    </style:style>
    <style:style style:name="P95" style:family="paragraph" style:parent-style-name="_5f_Header_20_N_20_page_20_impaire_20__28_D_29_">
      <style:text-properties officeooo:rsid="0277791e" officeooo:paragraph-rsid="0277791e"/>
    </style:style>
    <style:style style:name="P96" style:family="paragraph" style:parent-style-name="_5f_Header_20_G_20_page_20_impaire_20__28_D_29_">
      <style:text-properties officeooo:paragraph-rsid="01259ec2"/>
    </style:style>
    <style:style style:name="P97" style:family="paragraph" style:parent-style-name="_5f_Header_20_G_20_page_20_impaire_20__28_D_29_">
      <style:text-properties officeooo:paragraph-rsid="00c87b35"/>
    </style:style>
    <style:style style:name="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9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_5f_Correction">
      <style:paragraph-properties fo:text-align="center" style:justify-single-word="false"/>
    </style:style>
    <style:style style:name="P102" style:family="paragraph" style:parent-style-name="_5f_Paragraphe_5f_Correction">
      <style:text-properties officeooo:paragraph-rsid="006d83e2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aragraphe_5f_avec_5f_Num_5f_Question" style:list-style-name="_5f_Numérotation_20_des_20_exercices">
      <style:paragraph-properties fo:margin-top="0.199cm" fo:margin-bottom="0cm" style:contextual-spacing="false"/>
    </style:style>
    <style:style style:name="P112" style:family="paragraph" style:parent-style-name="_5f_Premier_5f_Titre_5f_Exercices_5f_avec_5f_Num_20_Exo_5f_Avec_5f_Titre" style:list-style-name="_5f_Numérotation_20_des_20_exercices" style:master-page-name="_33__5f_1_5f_SERIE_5f_M_5f_GAUCHE_5f_ET_5f_DROITE_5f_2COL">
      <style:paragraph-properties style:page-number="auto"/>
    </style:style>
    <style:style style:name="P113" style:family="paragraph" style:parent-style-name="_5f_Titre_5f_Exercices_5f_avec_5f_Titre" style:list-style-name="_5f_Numérotation_20_des_20_exercices"/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text-align="cente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1" style:family="paragraph">
      <loext:graphic-properties draw:fill="solid" draw:fill-color="#daa772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2" style:family="paragraph">
      <loext:graphic-properties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3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4" style:family="paragraph">
      <loext:graphic-properties draw:fill="none" draw:fill-color="#ffffff"/>
      <style:paragraph-properties style:writing-mode="lr-tb"/>
      <style:text-properties style:font-name="Bitstream Vera Sans2" fo:background-color="#ffff00"/>
    </style:style>
    <style:style style:name="P125" style:family="paragraph">
      <loext:graphic-properties draw:fill="solid" draw:fill-color="#a9ce7b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ffffff" draw:secondary-fill-color="#99ccff" draw:fill-image-width="0cm" draw:fill-image-height="0cm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2" style:family="paragraph">
      <loext:graphic-properties draw:fill="solid" draw:fill-color="#a9ce7b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3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67c0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67c0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cm" fo:margin-right="0cm" fo:margin-top="0cm" fo:margin-bottom="0cm" fo:line-height="100%" fo:text-align="center" fo:text-indent="0cm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3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ecf19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a9ce7b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e6e6e6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ffffff" draw:opacity="100%" draw:opacity-name="Transparency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1ca2b8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3" style:family="paragraph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4" style:family="paragraph">
      <loext:graphic-properties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5" style:family="paragraph">
      <loext:graphic-properties draw:fill="solid" draw:fill-color="#cc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57" style:family="paragraph">
      <loext:graphic-properties draw:fill="solid" draw:fill-color="#7fb241"/>
    </style:style>
    <style:style style:name="P158" style:family="paragraph">
      <loext:graphic-properties draw:fill="solid" draw:fill-color="#1ca2b8"/>
    </style:style>
    <style:style style:name="P1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4" style:family="text">
      <style:text-properties style:text-position="0% 100%" officeooo:rsid="00708378"/>
    </style:style>
    <style:style style:name="T155" style:family="text">
      <style:text-properties officeooo:rsid="0160d7ef"/>
    </style:style>
    <style:style style:name="T156" style:family="text">
      <style:text-properties officeooo:rsid="0072f07f"/>
    </style:style>
    <style:style style:name="T157" style:family="text">
      <style:text-properties officeooo:rsid="0268e0aa"/>
    </style:style>
    <style:style style:name="T158" style:family="text">
      <style:text-properties officeooo:rsid="026ec296"/>
    </style:style>
    <style:style style:name="T159" style:family="text">
      <style:text-properties officeooo:rsid="0272f9e5"/>
    </style:style>
    <style:style style:name="T160" style:family="text">
      <style:text-properties officeooo:rsid="02757f12"/>
    </style:style>
    <style:style style:name="T161" style:family="text">
      <style:text-properties officeooo:rsid="02735980"/>
    </style:style>
    <style:style style:name="T162" style:family="text">
      <style:text-properties officeooo:rsid="01b6dc57"/>
    </style:style>
    <style:style style:name="T163" style:family="text">
      <style:text-properties officeooo:rsid="00b5d2d1"/>
    </style:style>
    <style:style style:name="T164" style:family="text">
      <style:text-properties officeooo:rsid="015f088a"/>
    </style:style>
    <style:style style:name="T165" style:family="text">
      <style:text-properties officeooo:rsid="01f8729d"/>
    </style:style>
    <style:style style:name="T166" style:family="text">
      <style:text-properties officeooo:rsid="010c4d3a"/>
    </style:style>
    <style:style style:name="T167" style:family="text">
      <style:text-properties fo:font-size="16pt" style:font-size-asian="16pt" style:font-size-complex="16pt"/>
    </style:style>
    <style:style style:name="T168" style:family="text">
      <style:text-properties officeooo:rsid="00b6801f"/>
    </style:style>
    <style:style style:name="T169" style:family="text">
      <style:text-properties officeooo:rsid="016f3374"/>
    </style:style>
    <style:style style:name="T170" style:family="text">
      <style:text-properties officeooo:rsid="014407b5"/>
    </style:style>
    <style:style style:name="T171" style:family="text">
      <style:text-properties officeooo:rsid="008d016c"/>
    </style:style>
    <style:style style:name="T172" style:family="text">
      <style:text-properties officeooo:rsid="009e3fdd"/>
    </style:style>
    <style:style style:name="T173" style:family="text">
      <style:text-properties officeooo:rsid="00a4cf55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8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9" style:family="text">
      <style:text-properties officeooo:rsid="00a59a60"/>
    </style:style>
    <style:style style:name="T180" style:family="text">
      <style:text-properties officeooo:rsid="01fe03f2"/>
    </style:style>
    <style:style style:name="T181" style:family="text">
      <style:text-properties officeooo:rsid="0096b4e2"/>
    </style:style>
    <style:style style:name="T182" style:family="text">
      <style:text-properties officeooo:rsid="0032e83a"/>
    </style:style>
    <style:style style:name="T183" style:family="text">
      <style:text-properties officeooo:rsid="002b33ed"/>
    </style:style>
    <style:style style:name="T184" style:family="text">
      <style:text-properties officeooo:rsid="00a59037"/>
    </style:style>
    <style:style style:name="T185" style:family="text">
      <style:text-properties officeooo:rsid="006d83e2"/>
    </style:style>
    <style:style style:name="T186" style:family="text">
      <style:text-properties fo:color="#000000" loext:opacity="100%" style:font-name="Bitstream Vera Sans" fo:font-size="10pt" fo:language="fr" fo:country="FR" officeooo:rsid="006d83e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officeooo:rsid="006d83e2" fo:background-color="transparent" loext:char-shading-value="0"/>
    </style:style>
    <style:style style:name="T189" style:family="text">
      <style:text-properties officeooo:rsid="00708378"/>
    </style:style>
    <style:style style:name="T190" style:family="text"/>
    <style:style style:name="T191" style:family="text">
      <style:text-properties style:font-name="Bitstream Vera Sans2" fo:font-size="8pt" fo:background-color="#ffff00" style:font-size-asian="8pt" style:font-size-complex="8pt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draw:stroke-dash="Dashed_20__28_var_29__20_59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daa772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729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72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72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72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none" svg:stroke-color="#000000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>
      <style:graphic-properties draw:stroke="solid" draw:stroke-dash="Dashed_20__28_var_29__20_7240" svg:stroke-width="0.019cm" svg:stroke-color="#000000" draw:marker-start="" draw:marker-start-width="0.332cm" draw:marker-start-center="false" draw:marker-end="" draw:marker-end-width="0.332cm" draw:marker-end-center="false" draw:fill="solid" draw:fill-color="#a9ce7b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7300" svg:stroke-width="0.019cm" svg:stroke-color="#000000" draw:marker-start="" draw:marker-start-width="0.33cm" draw:marker-start-center="false" draw:marker-end="" draw:marker-end-width="0.33cm" draw:marker-end-center="false" draw:fill="solid" draw:fill-color="#ecf191" draw:textarea-horizontal-align="justify" draw:textarea-vertical-align="middle" draw:auto-grow-height="false" fo:min-height="0.235cm" fo:min-width="0cm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7304" svg:stroke-width="0.019cm" svg:stroke-color="#000000" draw:marker-start="" draw:marker-start-width="0.229cm" draw:marker-start-center="false" draw:marker-end="" draw:marker-end-width="0.229cm" draw:marker-end-center="false" draw:fill="solid" draw:fill-color="#ffffff" draw:secondary-fill-color="#99ccff" draw:fill-image-width="0cm" draw:fill-image-height="0cm" style:repeat="repeat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Arrow_20_concave" draw:marker-start-width="0.15cm" draw:marker-start-center="false" draw:marker-end="Arrow_20_concave" draw:marker-end-width="0.1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73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73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73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73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73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73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73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73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73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73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73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73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724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a9ce7b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723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a9ce7b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731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731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731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731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731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73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732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73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73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73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732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732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732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73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73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732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solid" draw:stroke-dash="Dashed_20__28_var_29__20_723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a9ce7b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59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59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592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593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593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593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59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593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593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593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593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593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59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594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594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5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596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5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596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ed_20__28_var_29__20_5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solid" draw:stroke-dash="Dashed_20__28_var_29__20_596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solid" draw:stroke-dash="Dashed_20__28_var_29__20_597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ed_20__28_var_29__20_59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draw:stroke-dash="Dashed_20__28_var_29__20_59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ed_20__28_var_29__20_59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59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stroke="soli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29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72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1cm" fo:min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1cm" fo:min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72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72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727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72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727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727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72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728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728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728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728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728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ed_20__28_var_29__20_72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ed_20__28_var_29__20_728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72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72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72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72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72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729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ed_20__28_var_29__20_729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ed_20__28_var_29__20_72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ed_20__28_var_29__20_72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ad6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b3b3b3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8" style:family="graphic">
      <style:graphic-properties fo:margin-left="0.3cm" fo:margin-right="0cm"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9" style:family="graphic">
      <style:graphic-properties draw:stroke="solid" draw:stroke-dash="Dashed_20__28_var_29__20_7260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7261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7262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7263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7264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7265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7c0ce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6" style:family="graphic">
      <style:graphic-properties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7" style:family="graphic">
      <style:graphic-properties draw:stroke="solid" draw:stroke-dash="Dashed_20__28_var_29__20_7266" svg:stroke-width="0.019cm" svg:stroke-color="#000000" draw:marker-start="" draw:marker-start-width="0.445cm" draw:marker-start-center="false" draw:marker-end="" draw:marker-end-width="0.445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7267" svg:stroke-width="0.019cm" svg:stroke-color="#000000" draw:marker-start="" draw:marker-start-width="0.416cm" draw:marker-start-center="false" draw:marker-end="" draw:marker-end-width="0.416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7268" svg:stroke-width="0.019cm" svg:stroke-color="#000000" draw:marker-start="" draw:marker-start-width="0.445cm" draw:marker-start-center="false" draw:marker-end="" draw:marker-end-width="0.445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7269" svg:stroke-width="0.019cm" svg:stroke-color="#000000" draw:marker-start="" draw:marker-start-width="0.388cm" draw:marker-start-center="false" draw:marker-end="" draw:marker-end-width="0.388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7270" svg:stroke-width="0.019cm" svg:stroke-color="#000000" draw:marker-start="" draw:marker-start-width="0.36cm" draw:marker-start-center="false" draw:marker-end="" draw:marker-end-width="0.36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7271" svg:stroke-width="0.019cm" svg:stroke-color="#000000" draw:marker-start="" draw:marker-start-width="0.445cm" draw:marker-start-center="false" draw:marker-end="" draw:marker-end-width="0.445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add9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6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ecf191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8" style:family="graphic">
      <style:graphic-properties draw:stroke="solid" draw:stroke-dash="Dashed_20__28_var_29__20_7242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9" style:family="graphic">
      <style:graphic-properties draw:stroke="solid" draw:stroke-dash="Dashed_20__28_var_29__20_7250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0" style:family="graphic">
      <style:graphic-properties draw:stroke="solid" draw:stroke-dash="Dashed_20__28_var_29__20_7251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1" style:family="graphic">
      <style:graphic-properties draw:stroke="solid" draw:stroke-dash="Dashed_20__28_var_29__20_7252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7253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6e6e6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5" style:family="graphic">
      <style:graphic-properties draw:stroke="solid" draw:stroke-dash="Dashed_20__28_var_29__20_7254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6" style:family="graphic">
      <style:graphic-properties draw:stroke="solid" draw:stroke-dash="Dashed_20__28_var_29__20_7255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7" style:family="graphic">
      <style:graphic-properties draw:stroke="solid" draw:stroke-dash="Dashed_20__28_var_29__20_7256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8" style:family="graphic">
      <style:graphic-properties draw:stroke="solid" draw:stroke-dash="Dashed_20__28_var_29__20_7257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9" style:family="graphic">
      <style:graphic-properties draw:stroke="solid" draw:stroke-dash="Dashed_20__28_var_29__20_7258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50" style:family="graphic">
      <style:graphic-properties draw:stroke="solid" draw:stroke-dash="Dashed_20__28_var_29__20_7259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51" style:family="graphic">
      <style:graphic-properties draw:stroke="solid" svg:stroke-width="0.019cm" svg:stroke-color="#000000" draw:marker-start="" draw:marker-start-width="0.302cm" draw:marker-start-center="false" draw:marker-end="" draw:marker-end-width="0.302cm" draw:marker-end-center="false" draw:fill="solid" draw:fill-color="#ffffff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2" style:family="graphic">
      <style:graphic-properties draw:stroke="solid" draw:stroke-dash="Dashed_20__28_var_29__20_7236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ecf191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4" style:family="graphic">
      <style:graphic-properties draw:stroke="solid" svg:stroke-width="0.019cm" svg:stroke-color="#000000" draw:marker-start="" draw:marker-start-width="0.302cm" draw:marker-start-center="false" draw:marker-end="" draw:marker-end-width="0.302cm" draw:marker-end-center="false" draw:fill="solid" draw:fill-color="#ffffff" draw:opacity="100%" draw:opacity-name="Transparency_20_1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5" style:family="graphic">
      <style:graphic-properties draw:stroke="solid" draw:stroke-dash="Dashed_20__28_var_29__20_7237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6" style:family="graphic">
      <style:graphic-properties draw:stroke="solid" draw:stroke-dash="Dashed_20__28_var_29__20_7238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7" style:family="graphic">
      <style:graphic-properties draw:stroke="solid" draw:stroke-dash="Dashed_20__28_var_29__20_7239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8" style:family="graphic">
      <style:graphic-properties draw:stroke="solid" draw:stroke-dash="Dashed_20__28_var_29__20_7240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9" style:family="graphic">
      <style:graphic-properties draw:stroke="solid" draw:stroke-dash="Dashed_20__28_var_29__20_7243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60" style:family="graphic">
      <style:graphic-properties draw:stroke="solid" draw:stroke-dash="Dashed_20__28_var_29__20_7244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61" style:family="graphic">
      <style:graphic-properties draw:stroke="solid" draw:stroke-dash="Dashed_20__28_var_29__20_7245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62" style:family="graphic">
      <style:graphic-properties draw:stroke="solid" draw:stroke-dash="Dashed_20__28_var_29__20_7246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63" style:family="graphic">
      <style:graphic-properties draw:stroke="solid" draw:stroke-dash="Dashed_20__28_var_29__20_7247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64" style:family="graphic">
      <style:graphic-properties draw:stroke="solid" draw:stroke-dash="Dashed_20__28_var_29__20_7248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65" style:family="graphic">
      <style:graphic-properties draw:stroke="solid" draw:stroke-dash="Dashed_20__28_var_29__20_7249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0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7" style:family="graphic">
      <style:graphic-properties draw:stroke="solid" draw:stroke-dash="Dashed_20__28_var_29__20_7208" svg:stroke-width="0.019cm" svg:stroke-color="#000000" draw:marker-start="" draw:marker-start-width="0.332cm" draw:marker-start-center="false" draw:marker-end="" draw:marker-end-width="0.332cm" draw:marker-end-center="false" draw:fill="solid" draw:fill-color="#1ca2b8" draw:fill-hatch-solid="false" draw:fill-image-width="0cm" draw:fill-image-height="0cm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add9e0" draw:textarea-horizontal-align="justify" draw:textarea-vertical-align="middle" draw:auto-grow-height="false" fo:min-height="0.231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9" style:family="graphic">
      <style:graphic-properties draw:stroke="solid" draw:stroke-dash="Dashed_20__28_var_29__20_7209" svg:stroke-width="0.019cm" svg:stroke-color="#000000" draw:marker-start="" draw:marker-start-width="0.332cm" draw:marker-start-center="false" draw:marker-end="" draw:marker-end-width="0.332cm" draw:marker-end-center="false" draw:fill="solid" draw:fill-color="#ffffff" draw:fill-image-width="0cm" draw:fill-image-height="0cm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0" style:family="graphic">
      <style:graphic-properties draw:stroke="solid" draw:stroke-dash="Dashed_20__28_var_29__20_721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721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721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4" style:family="graphic">
      <style:graphic-properties draw:stroke="solid" draw:stroke-dash="Dashed_20__28_var_29__20_721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721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9" style:family="graphic">
      <style:graphic-properties draw:stroke="solid" draw:stroke-dash="Dashed_20__28_var_29__20_721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0" style:family="graphic">
      <style:graphic-properties draw:stroke="solid" draw:stroke-dash="Dashed_20__28_var_29__20_721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draw:stroke-dash="Dashed_20__28_var_29__20_721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solid" draw:stroke-dash="Dashed_20__28_var_29__20_721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draw:stroke-dash="Dashed_20__28_var_29__20_721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722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solid" draw:stroke-dash="Dashed_20__28_var_29__20_51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566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565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solid" draw:stroke-dash="Dashed_20__28_var_29__20_567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9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cc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29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51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29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56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56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56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solid" draw:stroke-dash="Dashed_20__28_var_29__20_56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draw:stroke-dash="Dashed_20__28_var_29__20_56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7" style:family="graphic">
      <style:graphic-properties draw:stroke="solid" draw:stroke-dash="Dashed_20__28_var_29__20_567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567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solid" draw:stroke-dash="Dashed_20__28_var_29__20_56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0" style:family="graphic">
      <style:graphic-properties draw:stroke="solid" draw:stroke-dash="Dashed_20__28_var_29__20_568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1" style:family="graphic">
      <style:graphic-properties draw:stroke="solid" draw:stroke-dash="Dashed_20__28_var_29__20_568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2" style:family="graphic">
      <style:graphic-properties draw:stroke="solid" draw:stroke-dash="Dashed_20__28_var_29__20_568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3" style:family="graphic">
      <style:graphic-properties draw:stroke="solid" draw:stroke-dash="Dashed_20__28_var_29__20_722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4" style:family="graphic">
      <style:graphic-properties draw:stroke="solid" draw:stroke-dash="Dashed_20__28_var_29__20_722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5" style:family="graphic">
      <style:graphic-properties draw:stroke="solid" draw:stroke-dash="Dashed_20__28_var_29__20_722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6" style:family="graphic">
      <style:graphic-properties draw:stroke="solid" draw:stroke-dash="Dashed_20__28_var_29__20_722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7" style:family="graphic">
      <style:graphic-properties draw:stroke="solid" draw:stroke-dash="Dashed_20__28_var_29__20_722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8" style:family="graphic">
      <style:graphic-properties draw:stroke="solid" draw:stroke-dash="Dashed_20__28_var_29__20_722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9" style:family="graphic">
      <style:graphic-properties draw:stroke="solid" draw:stroke-dash="Dashed_20__28_var_29__20_72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0" style:family="graphic">
      <style:graphic-properties draw:stroke="solid" draw:stroke-dash="Dashed_20__28_var_29__20_72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1" style:family="graphic">
      <style:graphic-properties draw:stroke="solid" draw:stroke-dash="Dashed_20__28_var_29__20_722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2" style:family="graphic">
      <style:graphic-properties draw:stroke="solid" draw:stroke-dash="Dashed_20__28_var_29__20_723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3" style:family="graphic">
      <style:graphic-properties draw:stroke="solid" draw:stroke-dash="Dashed_20__28_var_29__20_723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4" style:family="graphic">
      <style:graphic-properties draw:stroke="solid" draw:stroke-dash="Dashed_20__28_var_29__20_723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5" style:family="graphic">
      <style:graphic-properties draw:stroke="solid" draw:stroke-dash="Dashed_20__28_var_29__20_72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6" style:family="graphic">
      <style:graphic-properties draw:stroke="solid" draw:stroke-dash="Dashed_20__28_var_29__20_723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solid" draw:stroke-dash="Dashed_20__28_var_29__20_723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9" style:family="graphic">
      <style:graphic-properties draw:stroke="none" svg:stroke-color="#000000" draw:fill="none" draw:fill-color="#ffffff" fo:min-height="0.714cm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0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94" draw:name="Shape3" draw:style-name="gr218" draw:text-style-name="P117" svg:x1="13.192cm" svg:y1="1.418cm" svg:x2="21.96cm" svg:y2="1.36cm">
        <text:p/>
      </draw:line>
      <draw:frame text:anchor-type="page" text:anchor-page-number="1" draw:z-index="193" draw:name="Shape2" draw:style-name="gr219" draw:text-style-name="P156" svg:width="2.703cm" svg:height="0.715cm" draw:transform="rotate (0.0872664625997165) translate (1.32644444444444cm 1.21884722222222cm)">
        <draw:text-box>
          <text:p text:style-name="P117"><text:span text:style-name="T194">Série 1</text:span></text:p>
        </draw:text-box>
      </draw:frame>
      <draw:path text:anchor-type="page" text:anchor-page-number="1" draw:z-index="192" draw:name="Shape1" draw:style-name="gr220" draw:text-style-name="P157" svg:width="4.329cm" svg:height="2.24cm" svg:x="0cm" svg:y="0cm" svg:viewBox="0 0 4330 2241" svg:d="M0 2241l3984-288c209-15 363-168 345-342l-170-1611h-4159z">
        <text:p/>
      </draw:path>
      <text:list xml:id="list146540495" text:style-name="_5f_Numérotation_20_des_20_exercices">
        <text:list-item>
          <text:h text:style-name="P112" text:outline-level="1"><text:span text:style-name="_5f_Caractères">Le bon décompte</text:span></text:h>
        </text:list-item>
      </text:list>
      <text:h text:style-name="_5f_Paragraphe" text:outline-level="1"><draw:g text:anchor-type="paragraph" draw:z-index="196" draw:name="Shape6_0" draw:style-name="gr86"><draw:custom-shape draw:style-name="gr185" draw:text-style-name="P154" svg:width="0.502cm" svg:height="0.503cm" svg:x="4.503cm" svg:y="3.736cm"><text:p/><draw:enhanced-geometry svg:viewBox="0 0 21600 21600" draw:type="rectangle" draw:enhanced-path="M 0 0 L 21600 0 21600 21600 0 21600 0 0 Z N"/></draw:custom-shape><draw:custom-shape draw:style-name="gr176" draw:text-style-name="P152" svg:width="0.502cm" svg:height="0.503cm" svg:x="4.782cm" svg:y="3.443cm"><text:p/><draw:enhanced-geometry svg:viewBox="0 0 21600 21600" draw:type="rectangle" draw:enhanced-path="M 0 0 L 21600 0 21600 21600 0 21600 0 0 Z N"/></draw:custom-shape><draw:polygon draw:style-name="gr186" draw:text-style-name="P123" svg:width="0cm" svg:height="0.699cm" svg:x="5.28cm" svg:y="3.247cm" svg:viewBox="0 0 1 700" draw:points="1,700 0,501 0,0 1,201"><text:p/></draw:polygon><draw:custom-shape draw:style-name="gr173" draw:text-style-name="P152" svg:width="0.5cm" svg:height="0.505cm" svg:x="4.983cm" svg:y="2.743cm"><text:p/><draw:enhanced-geometry svg:viewBox="0 0 21600 21600" draw:type="rectangle" draw:enhanced-path="M 0 0 L 21600 0 21600 21600 0 21600 0 0 Z N"/></draw:custom-shape><draw:polygon draw:style-name="gr187" draw:text-style-name="P151" svg:width="0.699cm" svg:height="0.198cm" svg:x="4.503cm" svg:y="2.524cm" svg:viewBox="0 0 700 199" draw:points="0,199 199,0 700,0 499,199"><text:p/></draw:polygon><draw:polygon draw:style-name="gr187" draw:text-style-name="P151" svg:width="0.699cm" svg:height="0.198cm" svg:x="3.294cm" svg:y="3.739cm" svg:viewBox="0 0 700 199" draw:points="0,199 199,0 700,0 499,199"><text:p/></draw:polygon><draw:custom-shape draw:style-name="gr178" draw:text-style-name="P154" svg:width="0.5cm" svg:height="0.503cm" svg:x="3.496cm" svg:y="3.233cm"><text:p/><draw:enhanced-geometry svg:viewBox="0 0 21600 21600" draw:mirror-horizontal="false" draw:mirror-vertical="false" draw:type="rectangle" draw:enhanced-path="M 0 0 L 21600 0 21600 21600 0 21600 0 0 Z N"/></draw:custom-shape><draw:custom-shape draw:style-name="gr178" draw:text-style-name="P154" svg:width="0.5cm" svg:height="0.503cm" svg:x="3.297cm" svg:y="3.935cm"><text:p/><draw:enhanced-geometry svg:viewBox="0 0 21600 21600" draw:mirror-horizontal="false" draw:mirror-vertical="false" draw:type="rectangle" draw:enhanced-path="M 0 0 L 21600 0 21600 21600 0 21600 0 0 Z N"/></draw:custom-shape><draw:polygon draw:style-name="gr188" draw:text-style-name="P123" svg:width="0.2cm" svg:height="0.699cm" svg:x="3.994cm" svg:y="2.533cm" svg:viewBox="0 0 201 700" draw:points="0,700 201,501 201,0 0,201"><text:p/></draw:polygon><draw:polygon draw:style-name="gr187" draw:text-style-name="P151" svg:width="0.699cm" svg:height="0.198cm" svg:x="3.491cm" svg:y="2.537cm" svg:viewBox="0 0 700 199" draw:points="0,199 199,0 700,0 499,199"><text:p/></draw:polygon><draw:custom-shape draw:style-name="gr178" draw:text-style-name="P154" svg:width="0.5cm" svg:height="0.503cm" svg:x="3.496cm" svg:y="2.732cm"><text:p/><draw:enhanced-geometry svg:viewBox="0 0 21600 21600" draw:mirror-horizontal="false" draw:mirror-vertical="false" draw:type="rectangle" draw:enhanced-path="M 0 0 L 21600 0 21600 21600 0 21600 0 0 Z N"/></draw:custom-shape><draw:polygon draw:style-name="gr188" draw:text-style-name="P123" svg:width="0.2cm" svg:height="0.699cm" svg:x="4.488cm" svg:y="3.034cm" svg:viewBox="0 0 201 700" draw:points="0,700 201,501 201,0 0,201"><text:p/></draw:polygon><draw:polygon draw:style-name="gr187" draw:text-style-name="P151" svg:width="0.699cm" svg:height="0.198cm" svg:x="3.987cm" svg:y="3.038cm" svg:viewBox="0 0 700 199" draw:points="0,199 199,0 700,0 499,199"><text:p/></draw:polygon><draw:custom-shape draw:style-name="gr178" draw:text-style-name="P154" svg:width="0.502cm" svg:height="0.503cm" svg:x="3.999cm" svg:y="3.242cm"><text:p/><draw:enhanced-geometry svg:viewBox="0 0 21600 21600" draw:mirror-horizontal="false" draw:mirror-vertical="false" draw:type="rectangle" draw:enhanced-path="M 0 0 L 21600 0 21600 21600 0 21600 0 0 Z N"/></draw:custom-shape><draw:custom-shape draw:style-name="gr189" draw:text-style-name="P155" svg:width="0.502cm" svg:height="0.502cm" svg:x="3.995cm" svg:y="3.736cm"><text:p/><draw:enhanced-geometry svg:viewBox="0 0 21600 21600" draw:type="rectangle" draw:enhanced-path="M 0 0 L 21600 0 21600 21600 0 21600 0 0 Z N"/></draw:custom-shape><draw:custom-shape draw:style-name="gr190" draw:text-style-name="P154" svg:width="0.502cm" svg:height="0.505cm" svg:x="4.503cm" svg:y="2.736cm"><text:p/><draw:enhanced-geometry svg:viewBox="0 0 21600 21600" draw:mirror-horizontal="false" draw:mirror-vertical="false" draw:type="rectangle" draw:enhanced-path="M 0 0 L 21600 0 21600 21600 0 21600 0 0 Z N"/></draw:custom-shape><draw:custom-shape draw:style-name="gr191" draw:text-style-name="P154" svg:width="0.502cm" svg:height="0.502cm" svg:x="4.503cm" svg:y="3.236cm"><text:p/><draw:enhanced-geometry svg:viewBox="0 0 21600 21600" draw:type="rectangle" draw:enhanced-path="M 0 0 L 21600 0 21600 21600 0 21600 0 0 Z N"/></draw:custom-shape><draw:polygon draw:style-name="gr188" draw:text-style-name="P123" svg:width="0.2cm" svg:height="0.699cm" svg:x="3.8cm" svg:y="3.732cm" svg:viewBox="0 0 201 700" draw:points="0,700 201,501 201,0 0,201"><text:p/></draw:polygon><draw:custom-shape draw:style-name="gr178" draw:text-style-name="P154" svg:width="0.503cm" svg:height="0.503cm" svg:x="3.799cm" svg:y="4.323cm"><text:p/><draw:enhanced-geometry svg:viewBox="0 0 21600 21600" draw:type="rectangle" draw:enhanced-path="M 0 0 L 21600 0 21600 21600 0 21600 0 0 Z N"/></draw:custom-shape><draw:polygon draw:style-name="gr187" draw:text-style-name="P151" svg:width="0.699cm" svg:height="0.197cm" svg:x="4.311cm" svg:y="4.124cm" svg:viewBox="0 0 700 198" draw:points="0,198 199,0 700,0 499,198"><text:p/></draw:polygon><draw:polygon draw:style-name="gr187" draw:text-style-name="P151" svg:width="0.699cm" svg:height="0.198cm" svg:x="4.893cm" svg:y="1.536cm" svg:viewBox="0 0 700 199" draw:points="0,199 199,0 700,0 499,199"><text:p/></draw:polygon><draw:polygon draw:style-name="gr192" draw:text-style-name="P123" svg:width="0.2cm" svg:height="0.699cm" svg:x="5.2cm" svg:y="3.725cm" svg:viewBox="0 0 201 700" draw:points="0,700 201,501 201,0 0,201"><text:p/></draw:polygon><draw:custom-shape draw:style-name="gr185" draw:text-style-name="P154" svg:width="0.5cm" svg:height="0.503cm" svg:x="4.316cm" svg:y="4.323cm"><text:p/><draw:enhanced-geometry svg:viewBox="0 0 21600 21600" draw:type="rectangle" draw:enhanced-path="M 0 0 L 21600 0 21600 21600 0 21600 0 0 Z N"/></draw:custom-shape><draw:polygon draw:style-name="gr193" draw:text-style-name="P123" svg:width="0.2cm" svg:height="0.699cm" svg:x="5.196cm" svg:y="3.231cm" svg:viewBox="0 0 201 700" draw:points="0,700 201,501 201,0 0,201"><text:p/></draw:polygon><draw:polygon draw:style-name="gr194" draw:text-style-name="P123" svg:width="0.2cm" svg:height="0.699cm" svg:x="5.401cm" svg:y="3.523cm" svg:viewBox="0 0 201 700" draw:points="0,700 201,501 201,0 0,201"><text:p/></draw:polygon><draw:polygon draw:style-name="gr195" draw:text-style-name="P123" svg:width="0.2cm" svg:height="0.699cm" svg:x="5.396cm" svg:y="2.53cm" svg:viewBox="0 0 201 700" draw:points="0,700 201,501 201,0 0,201"><text:p/></draw:polygon><draw:polygon draw:style-name="gr196" draw:text-style-name="P123" svg:width="0.2cm" svg:height="0.699cm" svg:x="5.394cm" svg:y="2.03cm" svg:viewBox="0 0 201 700" draw:points="0,700 201,501 201,0 0,201"><text:p/></draw:polygon><draw:polygon draw:style-name="gr197" draw:text-style-name="P123" svg:width="0.2cm" svg:height="0.699cm" svg:x="5.396cm" svg:y="1.53cm" svg:viewBox="0 0 201 700" draw:points="0,700 201,501 201,0 0,201"><text:p/></draw:polygon><draw:custom-shape draw:style-name="gr175" draw:text-style-name="P154" svg:width="0.502cm" svg:height="0.505cm" svg:x="4.893cm" svg:y="1.728cm"><text:p/><draw:enhanced-geometry svg:viewBox="0 0 21600 21600" draw:type="rectangle" draw:enhanced-path="M 0 0 L 21600 0 21600 21600 0 21600 0 0 Z N"/></draw:custom-shape><draw:polygon draw:style-name="gr198" draw:text-style-name="P123" svg:width="0.2cm" svg:height="0.699cm" svg:x="4.801cm" svg:y="4.123cm" svg:viewBox="0 0 201 700" draw:points="0,700 201,501 201,0 0,201"><text:p/></draw:polygon><draw:polygon draw:style-name="gr199" draw:text-style-name="P123" svg:width="0.2cm" svg:height="0.699cm" svg:x="5.002cm" svg:y="3.923cm" svg:viewBox="0 0 201 700" draw:points="0,700 201,501 201,0 0,201"><text:p/></draw:polygon><draw:polygon draw:style-name="gr187" draw:text-style-name="P151" svg:width="0.699cm" svg:height="0.197cm" svg:x="4.512cm" svg:y="3.926cm" svg:viewBox="0 0 700 198" draw:points="0,198 199,0 700,0 499,198"><text:p/></draw:polygon><draw:polygon draw:style-name="gr200" draw:text-style-name="P123" svg:width="0.2cm" svg:height="0.699cm" svg:x="5.196cm" svg:y="2.727cm" svg:viewBox="0 0 201 700" draw:points="0,700 201,501 201,0 0,201"><text:p/></draw:polygon><draw:polygon draw:style-name="gr201" draw:text-style-name="P123" svg:width="0.2cm" svg:height="0.699cm" svg:x="5.396cm" svg:y="3.03cm" svg:viewBox="0 0 201 700" draw:points="0,700 201,501 201,0 0,201"><text:p/></draw:polygon><draw:custom-shape draw:style-name="gr191" draw:text-style-name="P154" svg:width="0.502cm" svg:height="0.502cm" svg:x="4.893cm" svg:y="2.231cm"><text:p/><draw:enhanced-geometry svg:viewBox="0 0 21600 21600" draw:type="rectangle" draw:enhanced-path="M 0 0 L 21600 0 21600 21600 0 21600 0 0 Z N"/></draw:custom-shape><draw:custom-shape draw:style-name="gr175" draw:text-style-name="P154" svg:width="0.503cm" svg:height="0.505cm" svg:x="4.694cm" svg:y="3.43cm"><text:p/><draw:enhanced-geometry svg:viewBox="0 0 21600 21600" draw:type="rectangle" draw:enhanced-path="M 0 0 L 21600 0 21600 21600 0 21600 0 0 Z N"/></draw:custom-shape><draw:custom-shape draw:style-name="gr178" draw:text-style-name="P154" svg:width="0.503cm" svg:height="0.503cm" svg:x="4.694cm" svg:y="2.933cm"><text:p/><draw:enhanced-geometry svg:viewBox="0 0 21600 21600" draw:type="rectangle" draw:enhanced-path="M 0 0 L 21600 0 21600 21600 0 21600 0 0 Z N"/></draw:custom-shape><draw:polygon draw:style-name="gr187" draw:text-style-name="P151" svg:width="0.699cm" svg:height="0.198cm" svg:x="4.696cm" svg:y="2.727cm" svg:viewBox="0 0 700 199" draw:points="0,199 199,0 700,0 499,199"><text:p/></draw:polygon><draw:polygon draw:style-name="gr202" draw:text-style-name="P123" svg:width="0.2cm" svg:height="0.699cm" svg:x="4.307cm" svg:y="3.622cm" svg:viewBox="0 0 201 700" draw:points="0,700 201,501 201,0 0,201"><text:p/></draw:polygon><draw:polygon draw:style-name="gr187" draw:text-style-name="P151" svg:width="0.699cm" svg:height="0.198cm" svg:x="3.8cm" svg:y="3.628cm" svg:viewBox="0 0 700 199" draw:points="0,199 199,0 700,0 499,199"><text:p/></draw:polygon><draw:custom-shape draw:style-name="gr178" draw:text-style-name="P154" svg:width="0.5cm" svg:height="0.503cm" svg:x="3.799cm" svg:y="3.822cm"><text:p/><draw:enhanced-geometry svg:viewBox="0 0 21600 21600" draw:type="rectangle" draw:enhanced-path="M 0 0 L 21600 0 21600 21600 0 21600 0 0 Z N"/></draw:custom-shape></draw:g><draw:g text:anchor-type="paragraph" draw:z-index="197" draw:name="Shape8_0" draw:style-name="gr86"><draw:polygon draw:style-name="gr170" draw:text-style-name="P151" svg:width="0.699cm" svg:height="0.198cm" svg:x="6.704cm" svg:y="3.265cm" svg:viewBox="0 0 700 199" draw:points="0,199 199,0 700,0 499,199"><text:p/></draw:polygon><draw:polygon draw:style-name="gr171" draw:text-style-name="P151" svg:width="0.699cm" svg:height="0.198cm" svg:x="7.204cm" svg:y="2.764cm" svg:viewBox="0 0 700 199" draw:points="0,199 199,0 700,0 499,199"><text:p/></draw:polygon><draw:polygon draw:style-name="gr172" draw:text-style-name="P151" svg:width="0.699cm" svg:height="0.198cm" svg:x="7.904cm" svg:y="2.066cm" svg:viewBox="0 0 700 199" draw:points="0,199 199,0 700,0 499,199"><text:p/></draw:polygon><draw:custom-shape draw:style-name="gr173" draw:text-style-name="P152" svg:width="0.5cm" svg:height="0.505cm" svg:x="7.705cm" svg:y="3.465cm"><text:p/><draw:enhanced-geometry svg:viewBox="0 0 21600 21600" draw:type="rectangle" draw:enhanced-path="M 0 0 L 21600 0 21600 21600 0 21600 0 0 Z N"/></draw:custom-shape><draw:polygon draw:style-name="gr174" draw:text-style-name="P153" svg:width="0.2cm" svg:height="0.699cm" svg:x="8.203cm" svg:y="3.265cm" svg:viewBox="0 0 201 700" draw:points="0,700 201,501 201,0 0,201"><text:p/></draw:polygon><draw:custom-shape draw:style-name="gr175" draw:text-style-name="P154" svg:width="0.5cm" svg:height="0.505cm" svg:x="7.705cm" svg:y="3.465cm"><text:p/><draw:enhanced-geometry svg:viewBox="0 0 21600 21600" draw:type="rectangle" draw:enhanced-path="M 0 0 L 21600 0 21600 21600 0 21600 0 0 Z N"/></draw:custom-shape><draw:custom-shape draw:style-name="gr176" draw:text-style-name="P152" svg:width="0.503cm" svg:height="0.503cm" svg:x="7.705cm" svg:y="2.967cm"><text:p/><draw:enhanced-geometry svg:viewBox="0 0 21600 21600" draw:type="rectangle" draw:enhanced-path="M 0 0 L 21600 0 21600 21600 0 21600 0 0 Z N"/></draw:custom-shape><draw:polygon draw:style-name="gr177" draw:text-style-name="P153" svg:width="0.2cm" svg:height="0.699cm" svg:x="8.205cm" svg:y="2.764cm" svg:viewBox="0 0 201 700" draw:points="0,700 201,501 201,0 0,201"><text:p/></draw:polygon><draw:custom-shape draw:style-name="gr178" draw:text-style-name="P154" svg:width="0.503cm" svg:height="0.503cm" svg:x="7.705cm" svg:y="2.967cm"><text:p/><draw:enhanced-geometry svg:viewBox="0 0 21600 21600" draw:type="rectangle" draw:enhanced-path="M 0 0 L 21600 0 21600 21600 0 21600 0 0 Z N"/></draw:custom-shape><draw:custom-shape draw:style-name="gr178" draw:text-style-name="P154" svg:width="0.502cm" svg:height="0.503cm" svg:x="7.906cm" svg:y="2.265cm"><text:p/><draw:enhanced-geometry svg:viewBox="0 0 21600 21600" draw:type="rectangle" draw:enhanced-path="M 0 0 L 21600 0 21600 21600 0 21600 0 0 Z N"/></draw:custom-shape><draw:polygon draw:style-name="gr179" draw:text-style-name="P153" svg:width="0.2cm" svg:height="0.699cm" svg:x="7.904cm" svg:y="1.564cm" svg:viewBox="0 0 201 700" draw:points="0,700 201,501 201,0 0,201"><text:p/></draw:polygon><draw:custom-shape draw:style-name="gr175" draw:text-style-name="P154" svg:width="0.5cm" svg:height="0.505cm" svg:x="6.707cm" svg:y="3.465cm"><text:p/><draw:enhanced-geometry svg:viewBox="0 0 21600 21600" draw:type="rectangle" draw:enhanced-path="M 0 0 L 21600 0 21600 21600 0 21600 0 0 Z N"/></draw:custom-shape><draw:custom-shape draw:style-name="gr178" draw:text-style-name="P154" svg:width="0.503cm" svg:height="0.503cm" svg:x="7.405cm" svg:y="2.265cm"><text:p/><draw:enhanced-geometry svg:viewBox="0 0 21600 21600" draw:type="rectangle" draw:enhanced-path="M 0 0 L 21600 0 21600 21600 0 21600 0 0 Z N"/></draw:custom-shape><draw:polygon draw:style-name="gr180" draw:text-style-name="P151" svg:width="0.699cm" svg:height="0.198cm" svg:x="7.704cm" svg:y="2.764cm" svg:viewBox="0 0 700 199" draw:points="0,199 199,0 700,0 499,199"><text:p/></draw:polygon><draw:polygon draw:style-name="gr181" draw:text-style-name="P153" svg:width="0.2cm" svg:height="0.699cm" svg:x="8.405cm" svg:y="3.063cm" svg:viewBox="0 0 201 700" draw:points="0,700 201,501 201,0 0,201"><text:p/></draw:polygon><draw:polygon draw:style-name="gr182" draw:text-style-name="P153" svg:width="0.2cm" svg:height="0.699cm" svg:x="8.405cm" svg:y="2.563cm" svg:viewBox="0 0 201 700" draw:points="0,700 201,501 201,0 0,201"><text:p/></draw:polygon><draw:polygon draw:style-name="gr183" draw:text-style-name="P153" svg:width="0.2cm" svg:height="0.699cm" svg:x="8.405cm" svg:y="2.062cm" svg:viewBox="0 0 201 700" draw:points="0,700 201,501 201,0 0,201"><text:p/></draw:polygon><draw:custom-shape draw:style-name="gr175" draw:text-style-name="P154" svg:width="0.5cm" svg:height="0.505cm" svg:x="7.206cm" svg:y="3.465cm"><text:p/><draw:enhanced-geometry svg:viewBox="0 0 21600 21600" draw:type="rectangle" draw:enhanced-path="M 0 0 L 21600 0 21600 21600 0 21600 0 0 Z N"/></draw:custom-shape><draw:custom-shape draw:style-name="gr178" draw:text-style-name="P154" svg:width="0.5cm" svg:height="0.503cm" svg:x="7.208cm" svg:y="2.967cm"><text:p/><draw:enhanced-geometry svg:viewBox="0 0 21600 21600" draw:type="rectangle" draw:enhanced-path="M 0 0 L 21600 0 21600 21600 0 21600 0 0 Z N"/></draw:custom-shape><draw:custom-shape draw:style-name="gr178" draw:text-style-name="P154" svg:width="0.503cm" svg:height="0.503cm" svg:x="7.405cm" svg:y="1.764cm"><text:p/><draw:enhanced-geometry svg:viewBox="0 0 21600 21600" draw:type="rectangle" draw:enhanced-path="M 0 0 L 21600 0 21600 21600 0 21600 0 0 Z N"/></draw:custom-shape><draw:polygon draw:style-name="gr184" draw:text-style-name="P151" svg:width="0.699cm" svg:height="0.198cm" svg:x="7.404cm" svg:y="1.569cm" svg:viewBox="0 0 700 199" draw:points="0,199 199,0 700,0 499,199"><text:p/></draw:polygon></draw:g><text:span text:style-name="_5f_Caractères">Dénombre les unités de volume (u.v.) qui com­posent les solides suivants afin de déterminer leurs volumes.</text:span></text:h>
      <text:section text:style-name="Sect1" text:name="Section1">
        <text:list xml:id="list215009731487529" text:continue-numbering="true" text:style-name="_5f_Numérotation_20_des_20_exercices">
          <text:list-item>
            <text:list>
              <text:list-item>
                <text:p text:style-name="P110"><text:span text:style-name="_5f_Caractères"><text:s/></text:span></text:p>
              </text:list-item>
            </text:list>
          </text:list-item>
        </text:list>
        <text:h text:style-name="_5f_Paragraphe" text:outline-level="1"><draw:g text:anchor-type="paragraph" draw:z-index="195" draw:name="Shape7_0" draw:style-name="gr86"><draw:polygon draw:style-name="gr203" draw:text-style-name="P151" svg:width="0.699cm" svg:height="0.198cm" svg:x="0.956cm" svg:y="0.215cm" svg:viewBox="0 0 700 199" draw:points="0,199 199,0 700,0 499,199"><text:p/></draw:polygon><draw:polygon draw:style-name="gr204" draw:text-style-name="P151" svg:width="0.699cm" svg:height="0.198cm" svg:x="0.256cm" svg:y="0.917cm" svg:viewBox="0 0 700 199" draw:points="0,199 199,0 700,0 499,199"><text:p/></draw:polygon><draw:custom-shape draw:style-name="gr178" draw:text-style-name="P154" svg:width="0.503cm" svg:height="0.503cm" svg:x="0.258cm" svg:y="1.111cm"><text:p/><draw:enhanced-geometry svg:viewBox="0 0 21600 21600" draw:type="rectangle" draw:enhanced-path="M 0 0 L 21600 0 21600 21600 0 21600 0 0 Z N"/></draw:custom-shape><draw:polygon draw:style-name="gr205" draw:text-style-name="P151" svg:width="0.699cm" svg:height="0.198cm" svg:x="0.755cm" svg:y="0.415cm" svg:viewBox="0 0 700 199" draw:points="0,199 199,0 700,0 499,199"><text:p/></draw:polygon><draw:custom-shape draw:style-name="gr178" draw:text-style-name="P154" svg:width="0.503cm" svg:height="0.503cm" svg:x="0.757cm" svg:y="0.612cm"><text:p/><draw:enhanced-geometry svg:viewBox="0 0 21600 21600" draw:type="rectangle" draw:enhanced-path="M 0 0 L 21600 0 21600 21600 0 21600 0 0 Z N"/></draw:custom-shape><draw:polygon draw:style-name="gr206" draw:text-style-name="P151" svg:width="0.699cm" svg:height="0.198cm" svg:x="1.457cm" svg:y="0.215cm" svg:viewBox="0 0 700 199" draw:points="0,199 199,0 700,0 499,199"><text:p/></draw:polygon><draw:polygon draw:style-name="gr207" draw:text-style-name="P151" svg:width="0.699cm" svg:height="0.197cm" svg:x="0.556cm" svg:y="1.111cm" svg:viewBox="0 0 700 198" draw:points="0,198 199,0 700,0 499,198"><text:p/></draw:polygon><draw:polygon draw:style-name="gr208" draw:text-style-name="P151" svg:width="0.699cm" svg:height="0.198cm" svg:x="1.256cm" svg:y="-0.086cm" svg:viewBox="0 0 700 199" draw:points="0,199 199,0 700,0 499,199"><text:p/></draw:polygon><draw:custom-shape draw:style-name="gr176" draw:text-style-name="P152" svg:width="0.502cm" svg:height="0.503cm" svg:x="1.059cm" svg:y="1.313cm"><text:p/><draw:enhanced-geometry svg:viewBox="0 0 21600 21600" draw:type="rectangle" draw:enhanced-path="M 0 0 L 21600 0 21600 21600 0 21600 0 0 Z N"/></draw:custom-shape><draw:polygon draw:style-name="gr209" draw:text-style-name="P123" svg:width="0.2cm" svg:height="0.699cm" svg:x="1.556cm" svg:y="1.111cm" svg:viewBox="0 0 201 700" draw:points="0,700 201,501 201,0 0,201"><text:p/></draw:polygon><draw:custom-shape draw:style-name="gr178" draw:text-style-name="P154" svg:width="0.502cm" svg:height="0.503cm" svg:x="1.059cm" svg:y="1.313cm"><text:p/><draw:enhanced-geometry svg:viewBox="0 0 21600 21600" draw:type="rectangle" draw:enhanced-path="M 0 0 L 21600 0 21600 21600 0 21600 0 0 Z N"/></draw:custom-shape><draw:custom-shape draw:style-name="gr176" draw:text-style-name="P152" svg:width="0.503cm" svg:height="0.503cm" svg:x="1.059cm" svg:y="0.812cm"><text:p/><draw:enhanced-geometry svg:viewBox="0 0 21600 21600" draw:type="rectangle" draw:enhanced-path="M 0 0 L 21600 0 21600 21600 0 21600 0 0 Z N"/></draw:custom-shape><draw:polygon draw:style-name="gr210" draw:text-style-name="P123" svg:width="0cm" svg:height="0.699cm" svg:x="1.556cm" svg:y="0.612cm" svg:viewBox="0 0 1 700" draw:points="1,700 0,501 0,0 1,201"><text:p/></draw:polygon><draw:custom-shape draw:style-name="gr178" draw:text-style-name="P154" svg:width="0.503cm" svg:height="0.503cm" svg:x="1.059cm" svg:y="0.812cm"><text:p/><draw:enhanced-geometry svg:viewBox="0 0 21600 21600" draw:type="rectangle" draw:enhanced-path="M 0 0 L 21600 0 21600 21600 0 21600 0 0 Z N"/></draw:custom-shape><draw:custom-shape draw:style-name="gr178" draw:text-style-name="P154" svg:width="0.502cm" svg:height="0.503cm" svg:x="1.26cm" svg:y="0.111cm"><text:p/><draw:enhanced-geometry svg:viewBox="0 0 21600 21600" draw:type="rectangle" draw:enhanced-path="M 0 0 L 21600 0 21600 21600 0 21600 0 0 Z N"/></draw:custom-shape><draw:custom-shape draw:style-name="gr178" draw:text-style-name="P154" svg:width="0.5cm" svg:height="0.503cm" svg:x="-0.243cm" svg:y="1.111cm"><text:p/><draw:enhanced-geometry svg:viewBox="0 0 21600 21600" draw:type="rectangle" draw:enhanced-path="M 0 0 L 21600 0 21600 21600 0 21600 0 0 Z N"/></draw:custom-shape><draw:polygon draw:style-name="gr211" draw:text-style-name="P151" svg:width="0.699cm" svg:height="0.198cm" svg:x="1.056cm" svg:y="0.612cm" svg:viewBox="0 0 700 199" draw:points="0,199 199,0 700,0 499,199"><text:p/></draw:polygon><draw:polygon draw:style-name="gr212" draw:text-style-name="P123" svg:width="0.2cm" svg:height="0.699cm" svg:x="1.755cm" svg:y="0.912cm" svg:viewBox="0 0 201 700" draw:points="0,700 201,501 201,0 0,201"><text:p/></draw:polygon><draw:polygon draw:style-name="gr213" draw:text-style-name="P123" svg:width="0.2cm" svg:height="0.699cm" svg:x="1.755cm" svg:y="0.412cm" svg:viewBox="0 0 201 700" draw:points="0,700 201,501 201,0 0,201"><text:p/></draw:polygon><draw:polygon draw:style-name="gr214" draw:text-style-name="P123" svg:width="0.2cm" svg:height="0.699cm" svg:x="1.755cm" svg:y="-0.088cm" svg:viewBox="0 0 201 700" draw:points="0,700 201,501 201,0 0,201"><text:p/></draw:polygon><draw:custom-shape draw:style-name="gr178" draw:text-style-name="P154" svg:width="0.503cm" svg:height="0.503cm" svg:x="0.558cm" svg:y="1.313cm"><text:p/><draw:enhanced-geometry svg:viewBox="0 0 21600 21600" draw:type="rectangle" draw:enhanced-path="M 0 0 L 21600 0 21600 21600 0 21600 0 0 Z N"/></draw:custom-shape><draw:polygon draw:style-name="gr215" draw:text-style-name="P123" svg:width="0.2cm" svg:height="0.699cm" svg:x="1.958cm" svg:y="0.712cm" svg:viewBox="0 0 201 700" draw:points="0,700 201,501 201,0 0,201"><text:p/></draw:polygon><draw:polygon draw:style-name="gr216" draw:text-style-name="P123" svg:width="0.2cm" svg:height="0.699cm" svg:x="1.958cm" svg:y="0.212cm" svg:viewBox="0 0 201 700" draw:points="0,700 201,501 201,0 0,201"><text:p/></draw:polygon><draw:polygon draw:style-name="gr217" draw:text-style-name="P151" svg:width="0.699cm" svg:height="0.198cm" svg:x="-0.244cm" svg:y="0.917cm" svg:viewBox="0 0 700 199" draw:points="0,199 199,0 700,0 499,199"><text:p/></draw:polygon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_5f_Correction" text:outline-level="1"><text:span text:style-name="_5f_Caractères_5f_correction">14 u.v</text:span><text:span text:style-name="_5f_Caractères"><text:tab/></text:span></text:h>
        <text:list xml:id="list215008998707076" text:continue-numbering="true" text:style-name="_5f_Numérotation_20_des_20_exercices">
          <text:list-item>
            <text:list>
              <text:list-item>
                <text:p text:style-name="P110"><text:span text:style-name="_5f_Caractères"><text:s/><text:tab/><text:tab/></text:span></text:p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_5f_Correction" text:outline-level="1"><text:span text:style-name="_5f_Caractères">21 u.v<text:tab/></text:span></text:h>
        <text:list xml:id="list215007759071922" text:continue-numbering="true" text:style-name="_5f_Numérotation_20_des_20_exercices">
          <text:list-item>
            <text:list>
              <text:list-item>
                <text:p text:style-name="P110"><draw:g text:anchor-type="paragraph" draw:z-index="198" draw:name="Shape5_0" draw:style-name="gr86"><draw:frame draw:style-name="gr166" draw:text-style-name="P141" svg:width="2.737cm" svg:height="1.154cm" svg:x="-0.608cm" svg:y="-2.501cm"><draw:text-box><text:p text:style-name="P140"><text:span text:style-name="T193"><text:s/></text:span><text:span text:style-name="T193">1 unité </text:span></text:p><text:p text:style-name="P140"><text:span text:style-name="T193">de volume </text:span></text:p></draw:text-box></draw:frame><draw:polygon draw:style-name="gr167" draw:text-style-name="P148" svg:width="0.699cm" svg:height="0.197cm" svg:x="-1.029cm" svg:y="-2.374cm" svg:viewBox="0 0 700 198" draw:points="0,198 199,0 700,0 499,198"><text:p/></draw:polygon><draw:custom-shape draw:style-name="gr168" draw:text-style-name="P149" svg:width="0.502cm" svg:height="0.503cm" svg:x="-1.028cm" svg:y="-2.176cm"><text:p/><draw:enhanced-geometry svg:viewBox="0 0 21600 21600" draw:type="rectangle" draw:enhanced-path="M 0 0 L 21600 0 21600 21600 0 21600 0 0 Z N"/></draw:custom-shape><draw:polygon draw:style-name="gr169" draw:text-style-name="P150" svg:width="0.2cm" svg:height="0.699cm" svg:x="-0.528cm" svg:y="-2.376cm" svg:viewBox="0 0 201 700" draw:points="0,700 201,501 201,0 0,201"><text:p/></draw:polygon></draw:g><text:span text:style-name="_5f_Caractères"><text:s/></text:span></text:p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pointillés_20_gris"/></text:h>
        <text:h text:style-name="_5f_Paragraphe_5f_Correction" text:outline-level="1"><text:span text:style-name="_5f_Caractères">12 u.v<text:tab/></text:span></text:h>
      </text:section>
      <text:list xml:id="list215008071670435" text:continue-numbering="true" text:style-name="_5f_Numérotation_20_des_20_exercices">
        <text:list-item>
          <text:h text:style-name="P113" text:outline-level="1"><draw:frame text:anchor-type="paragraph" draw:z-index="203" draw:name="Shape10" draw:style-name="gr134" draw:text-style-name="P141" svg:width="2.426cm" svg:height="1.371cm" svg:x="4.163cm" svg:y="0.277cm"><draw:text-box><text:p text:style-name="P140"><text:span text:style-name="T193"><text:s/></text:span><text:span text:style-name="T193">1 unité </text:span></text:p><text:p text:style-name="P140"><text:span text:style-name="T193">de volume (u.v.)</text:span></text:p></draw:text-box></draw:frame><draw:g text:anchor-type="paragraph" draw:z-index="202" draw:name="Shape9" draw:style-name="gr86"><draw:frame draw:name="DescriptionOOoTep_2" draw:style-name="gr135" draw:text-style-name="P142" svg:width="0.006cm" svg:height="0.004cm" svg:x="4.553cm" svg:y="1.559cm"><draw:text-box><text:p/></draw:text-box><svg:desc>@options;

@figure;
  A = point( -1 , 2 )  { i };
  B = point( -1 , 0 )  { i };
  r_B = rotation( B , 60 )  { noir };
  A' = image( r_B , A )  { i };
  I = milieu( A' , A )  { i };
  C = symetrique( B , I )  { i };
  polyABA'C = polygone( A , B , A' , C  );
  dBA = droite( B , A )  { i };
  D = symetrique( C , dBA )  { i };
  E = symetrique( A' , dBA )  { i };
  polyBEDA = polygone( B , E , D , A  );
  J = milieu( C , D )  { i };
  F = symetrique( A , J )  { i };
  polyCADF = polygone( C , A , D , F  );

</svg:desc></draw:frame><draw:polygon draw:style-name="gr136" draw:text-style-name="P143" svg:width="0.561cm" svg:height="0.972cm" svg:x="3.914cm" svg:y="0.603cm" svg:viewBox="0 0 562 973" draw:points="0,973 562,649 562,0 0,324"><text:p/></draw:polygon><draw:polygon draw:style-name="gr137" draw:text-style-name="P144" svg:width="1.123cm" svg:height="0.648cm" svg:x="3.35cm" svg:y="0.277cm" svg:viewBox="0 0 1124 649" draw:points="0,324 562,649 1124,324 562,0"><text:p/></draw:polygon><draw:polygon draw:style-name="gr138" draw:text-style-name="P145" svg:width="0.561cm" svg:height="0.972cm" svg:x="3.35cm" svg:y="0.603cm" svg:viewBox="0 0 562 973" draw:points="562,324 562,973 0,649 0,0"><text:p/></draw:polygon></draw:g><text:span text:style-name="_5f_Caractères">Autre vue</text:span></text:h>
        </text:list-item>
      </text:list>
      <text:h text:style-name="_5f_Paragraphe" text:outline-level="1"><draw:g text:anchor-type="paragraph" draw:z-index="201" draw:name="Shape12" draw:style-name="gr86"><draw:polygon draw:style-name="gr139" draw:text-style-name="P145" svg:width="0.577cm" svg:height="1cm" svg:x="5.901cm" svg:y="2.558cm" svg:viewBox="0 0 578 1001" draw:points="578,333 578,1001 0,668 0,0"><text:p/></draw:polygon><draw:polygon draw:style-name="gr140" draw:text-style-name="P145" svg:width="0.577cm" svg:height="1cm" svg:x="6.477cm" svg:y="2.892cm" svg:viewBox="0 0 578 1001" draw:points="578,333 578,1001 0,668 0,0"><text:p/></draw:polygon><draw:polygon draw:style-name="gr137" draw:text-style-name="P144" svg:width="1.155cm" svg:height="0.667cm" svg:x="5.895cm" svg:y="2.226cm" svg:viewBox="0 0 1156 668" draw:points="0,333 578,668 1156,333 578,0"><text:p/></draw:polygon><draw:polygon draw:style-name="gr137" draw:text-style-name="P144" svg:width="1.155cm" svg:height="0.667cm" svg:x="5.323cm" svg:y="3.228cm" svg:viewBox="0 0 1156 668" draw:points="0,333 578,668 1156,333 578,0"><text:p/></draw:polygon><draw:polygon draw:style-name="gr141" draw:text-style-name="P145" svg:width="0.577cm" svg:height="1cm" svg:x="5.323cm" svg:y="4.221cm" svg:viewBox="0 0 578 1001" draw:points="578,333 578,1001 0,668 0,0"><text:p/></draw:polygon><draw:frame draw:name="DescriptionOOoTep_3" draw:style-name="gr142" draw:text-style-name="P142" svg:width="0.003cm" svg:height="0.004cm" svg:x="6.475cm" svg:y="2.251cm"><draw:text-box><text:p/></draw:text-box><svg:desc>@options;

@figure;
  A = point( -1 , 2 )  { i };
  B = point( -1 , 0 )  { i };
  r_B = rotation( B , 60 )  { noir };
  A' = image( r_B , A )  { i };
  I = milieu( A' , A )  { i };
  C = symetrique( B , I )  { i };
  polyABA'C = polygone( A , B , A' , C  );
  dBA = droite( B , A )  { i };
  D = symetrique( C , dBA )  { i };
  E = symetrique( A' , dBA )  { i };
  polyBEDA = polygone( B , E , D , A  );
  J = milieu( C , D )  { i };
  F = symetrique( A , J )  { i };
  polyCADF = polygone( C , A , D , F  );

</svg:desc></draw:frame><draw:polygon draw:style-name="gr143" draw:text-style-name="P145" svg:width="0.577cm" svg:height="1cm" svg:x="5.323cm" svg:y="3.549cm" svg:viewBox="0 0 578 1001" draw:points="578,333 578,1001 0,668 0,0"><text:p/></draw:polygon><draw:polygon draw:style-name="gr144" draw:text-style-name="P146" svg:width="0.577cm" svg:height="1cm" svg:x="7.633cm" svg:y="2.558cm" svg:viewBox="0 0 578 1001" draw:points="0,1001 578,668 578,0 0,333"><text:p/></draw:polygon><draw:polygon draw:style-name="gr144" draw:text-style-name="P146" svg:width="0.577cm" svg:height="1cm" svg:x="7.634cm" svg:y="3.258cm" svg:viewBox="0 0 578 1001" draw:points="0,1001 578,668 578,0 0,333"><text:p/></draw:polygon><draw:polygon draw:style-name="gr145" draw:text-style-name="P145" svg:width="0.577cm" svg:height="1cm" svg:x="5.895cm" svg:y="3.888cm" svg:viewBox="0 0 578 1001" draw:points="578,333 578,1001 0,668 0,0"><text:p/></draw:polygon><draw:polygon draw:style-name="gr146" draw:text-style-name="P145" svg:width="0.577cm" svg:height="1cm" svg:x="5.895cm" svg:y="4.558cm" svg:viewBox="0 0 578 1001" draw:points="578,333 578,1001 0,668 0,0"><text:p/></draw:polygon><draw:polygon draw:style-name="gr136" draw:text-style-name="P143" svg:width="0.577cm" svg:height="1cm" svg:x="6.477cm" svg:y="3.888cm" svg:viewBox="0 0 578 1001" draw:points="0,1001 578,668 578,0 0,333"><text:p/></draw:polygon><draw:polygon draw:style-name="gr136" draw:text-style-name="P143" svg:width="0.577cm" svg:height="1cm" svg:x="6.477cm" svg:y="4.559cm" svg:viewBox="0 0 578 1001" draw:points="0,1001 578,668 578,0 0,333"><text:p/></draw:polygon><draw:polygon draw:style-name="gr136" draw:text-style-name="P143" svg:width="0.577cm" svg:height="1cm" svg:x="7.634cm" svg:y="3.228cm" svg:viewBox="0 0 578 1001" draw:points="0,1001 578,668 578,0 0,333"><text:p/></draw:polygon><draw:polygon draw:style-name="gr137" draw:text-style-name="P144" svg:width="1.155cm" svg:height="0.667cm" svg:x="7.052cm" svg:y="2.892cm" svg:viewBox="0 0 1156 668" draw:points="0,333 578,668 1156,333 578,0"><text:p/></draw:polygon><draw:polygon draw:style-name="gr136" draw:text-style-name="P143" svg:width="0.577cm" svg:height="1cm" svg:x="7.633cm" svg:y="3.893cm" svg:viewBox="0 0 578 1001" draw:points="0,1001 578,668 578,0 0,333"><text:p/></draw:polygon><draw:polygon draw:style-name="gr147" draw:text-style-name="P145" svg:width="0.577cm" svg:height="1cm" svg:x="7.052cm" svg:y="3.888cm" svg:viewBox="0 0 578 1001" draw:points="578,333 578,1001 0,668 0,0"><text:p/></draw:polygon><draw:polygon draw:style-name="gr148" draw:text-style-name="P145" svg:width="0.577cm" svg:height="1cm" svg:x="7.052cm" svg:y="4.559cm" svg:viewBox="0 0 578 1001" draw:points="578,333 578,1001 0,668 0,0"><text:p/></draw:polygon><draw:polygon draw:style-name="gr149" draw:text-style-name="P145" svg:width="0.577cm" svg:height="1cm" svg:x="7.057cm" svg:y="3.228cm" svg:viewBox="0 0 578 1001" draw:points="578,333 578,1001 0,668 0,0"><text:p/></draw:polygon><draw:polygon draw:style-name="gr136" draw:text-style-name="P143" svg:width="0.577cm" svg:height="1cm" svg:x="7.633cm" svg:y="4.559cm" svg:viewBox="0 0 578 1001" draw:points="0,1001 578,668 578,0 0,333"><text:p/></draw:polygon><draw:polygon draw:style-name="gr137" draw:text-style-name="P144" svg:width="1.155cm" svg:height="0.667cm" svg:x="6.477cm" svg:y="1.893cm" svg:viewBox="0 0 1156 668" draw:points="0,333 578,668 1156,333 578,0"><text:p/></draw:polygon><draw:polygon draw:style-name="gr137" draw:text-style-name="P144" svg:width="1.155cm" svg:height="0.667cm" svg:x="5.895cm" svg:y="3.556cm" svg:viewBox="0 0 1156 668" draw:points="0,333 578,668 1156,333 578,0"><text:p/></draw:polygon><draw:polygon draw:style-name="gr137" draw:text-style-name="P144" svg:width="1.155cm" svg:height="0.667cm" svg:x="7.052cm" svg:y="2.22cm" svg:viewBox="0 0 1156 668" draw:points="0,333 578,668 1156,333 578,0"><text:p/></draw:polygon><draw:polygon draw:style-name="gr150" draw:text-style-name="P145" svg:width="0.577cm" svg:height="1cm" svg:x="7.052cm" svg:y="1.886cm" svg:viewBox="0 0 578 1001" draw:points="578,333 578,1001 0,668 0,0"><text:p/></draw:polygon><draw:polygon draw:style-name="gr136" draw:text-style-name="P143" svg:width="0.577cm" svg:height="1cm" svg:x="7.633cm" svg:y="2.558cm" svg:viewBox="0 0 578 1001" draw:points="0,1001 578,668 578,0 0,333"><text:p/></draw:polygon><draw:polygon draw:style-name="gr137" draw:text-style-name="P144" svg:width="1.155cm" svg:height="0.667cm" svg:x="7.057cm" svg:y="2.892cm" svg:viewBox="0 0 1156 668" draw:points="0,333 578,668 1156,333 578,0"><text:p/></draw:polygon><draw:polygon draw:style-name="gr137" draw:text-style-name="P144" svg:width="1.155cm" svg:height="0.667cm" svg:x="7.052cm" svg:y="1.554cm" svg:viewBox="0 0 1156 668" draw:points="0,333 578,668 1156,333 578,0"><text:p/></draw:polygon><draw:polygon draw:style-name="gr136" draw:text-style-name="P143" svg:width="0.577cm" svg:height="1cm" svg:x="7.633cm" svg:y="1.893cm" svg:viewBox="0 0 578 1001" draw:points="0,1001 578,668 578,0 0,333"><text:p/></draw:polygon></draw:g><text:span text:style-name="_5f_Caractères"/></text:h>
      <text:h text:style-name="_5f_Paragraphe" text:outline-level="1"><draw:frame text:anchor-type="paragraph" draw:z-index="210" draw:name="Forme1" draw:style-name="gr18" draw:text-style-name="P124" svg:width="3.611cm" svg:height="0.992cm" svg:x="0.631cm" svg:y="1.062cm"><draw:text-box><text:p><text:span text:style-name="T191">On considère qu’il n’y a pas de cube derrière la colonne de devant</text:span></text:p></draw:text-box></draw:frame><text:span text:style-name="_5f_Caractères">Détermine le volume de chaque solide en prenant pour unité le petit cube.</text:span></text:h>
      <text:section text:style-name="Sect2" text:name="Section2">
        <text:section text:style-name="Sect3" text:name="Section3">
          <text:list xml:id="list215009234117796" text:continue-list="list215008071670435" text:style-name="_5f_Numérotation_20_des_20_exercices">
            <text:list-item>
              <text:list>
                <text:list-item text:start-value="1">
                  <text:p text:style-name="P110"><text:span text:style-name="_5f_Caractères"/></text:p>
                </text:list-item>
              </text:list>
            </text:list-item>
          </text:list>
          <text:h text:style-name="_5f_Paragraphe" text:outline-level="1"><draw:g text:anchor-type="paragraph" draw:z-index="200" draw:name="Shape11" draw:style-name="gr86"><draw:polygon draw:style-name="gr151" draw:text-style-name="P144" svg:width="1.192cm" svg:height="0.687cm" svg:x="3.115cm" svg:y="0.917cm" svg:viewBox="0 0 1193 688" draw:points="0,344 596,688 1193,344 596,0"><text:p/></draw:polygon><draw:polygon draw:style-name="gr151" draw:text-style-name="P144" svg:width="1.192cm" svg:height="0.687cm" svg:x="2.522cm" svg:y="0.576cm" svg:viewBox="0 0 1193 688" draw:points="0,344 596,688 1193,344 596,0"><text:p/></draw:polygon><draw:polygon draw:style-name="gr151" draw:text-style-name="P144" svg:width="1.192cm" svg:height="0.687cm" svg:x="1.313cm" svg:y="1.244cm" svg:viewBox="0 0 1193 688" draw:points="0,344 596,688 1193,344 596,0"><text:p/></draw:polygon><draw:polygon draw:style-name="gr152" draw:text-style-name="P145" svg:width="0.595cm" svg:height="1.031cm" svg:x="1.925cm" svg:y="1.235cm" svg:viewBox="0 0 596 1032" draw:points="596,344 596,1032 0,688 0,0"><text:p/></draw:polygon><draw:polygon draw:style-name="gr153" draw:text-style-name="P143" svg:width="0.595cm" svg:height="1.031cm" svg:x="2.517cm" svg:y="0.554cm" svg:viewBox="0 0 596 1032" draw:points="0,1032 596,688 596,0 0,344"><text:p/></draw:polygon><draw:polygon draw:style-name="gr154" draw:text-style-name="P147" svg:width="1.192cm" svg:height="0.687cm" svg:x="1.925cm" svg:y="0.21cm" svg:viewBox="0 0 1193 688" draw:points="0,344 596,688 1193,344 596,0"><text:p/></draw:polygon><draw:frame draw:name="DescriptionOOoTep_0" draw:style-name="gr135" draw:text-style-name="P142" svg:width="0.003cm" svg:height="0.004cm" svg:x="1.923cm" svg:y="0.554cm"><draw:text-box><text:p/></draw:text-box><svg:desc>@options;

@figure;
  A = point( -1 , 2 )  { i };
  B = point( -1 , 0 )  { i };
  r_B = rotation( B , 60 )  { noir };
  A' = image( r_B , A )  { i };
  I = milieu( A' , A )  { i };
  C = symetrique( B , I )  { i };
  polyABA'C = polygone( A , B , A' , C  );
  dBA = droite( B , A )  { i };
  D = symetrique( C , dBA )  { i };
  E = symetrique( A' , dBA )  { i };
  polyBEDA = polygone( B , E , D , A  );
  J = milieu( C , D )  { i };
  F = symetrique( A , J )  { i };
  polyCADF = polygone( C , A , D , F  );

</svg:desc></draw:frame><draw:polygon draw:style-name="gr155" draw:text-style-name="P145" svg:width="0.595cm" svg:height="1.031cm" svg:x="1.925cm" svg:y="0.555cm" svg:viewBox="0 0 596 1032" draw:points="596,344 596,1032 0,688 0,0"><text:p/></draw:polygon><draw:polygon draw:style-name="gr153" draw:text-style-name="P143" svg:width="0.595cm" svg:height="1.031cm" svg:x="2.522cm" svg:y="1.235cm" svg:viewBox="0 0 596 1032" draw:points="0,1032 596,688 596,0 0,344"><text:p/></draw:polygon><draw:polygon draw:style-name="gr156" draw:text-style-name="P145" svg:width="0.595cm" svg:height="1.031cm" svg:x="1.925cm" svg:y="1.926cm" svg:viewBox="0 0 596 1032" draw:points="596,344 596,1032 0,688 0,0"><text:p/></draw:polygon><draw:polygon draw:style-name="gr153" draw:text-style-name="P143" svg:width="0.595cm" svg:height="1.031cm" svg:x="2.522cm" svg:y="1.926cm" svg:viewBox="0 0 596 1032" draw:points="0,1032 596,688 596,0 0,344"><text:p/></draw:polygon><draw:polygon draw:style-name="gr153" draw:text-style-name="P143" svg:width="0.595cm" svg:height="1.031cm" svg:x="3.115cm" svg:y="0.905cm" svg:viewBox="0 0 596 1032" draw:points="0,1032 596,688 596,0 0,344"><text:p/></draw:polygon><draw:polygon draw:style-name="gr153" draw:text-style-name="P143" svg:width="0.595cm" svg:height="1.031cm" svg:x="3.115cm" svg:y="1.594cm" svg:viewBox="0 0 596 1032" draw:points="0,1032 596,688 596,0 0,344"><text:p/></draw:polygon><draw:polygon draw:style-name="gr151" draw:text-style-name="P144" svg:width="1.192cm" svg:height="0.687cm" svg:x="0.717cm" svg:y="0.905cm" svg:viewBox="0 0 1193 688" draw:points="0,344 596,688 1193,344 596,0"><text:p/></draw:polygon><draw:polygon draw:style-name="gr157" draw:text-style-name="P145" svg:width="0.595cm" svg:height="1.031cm" svg:x="0.73cm" svg:y="1.241cm" svg:viewBox="0 0 596 1032" draw:points="596,344 596,1032 0,688 0,0"><text:p/></draw:polygon><draw:polygon draw:style-name="gr153" draw:text-style-name="P143" svg:width="0.595cm" svg:height="1.031cm" svg:x="3.711cm" svg:y="1.244cm" svg:viewBox="0 0 596 1032" draw:points="0,1032 596,688 596,0 0,344"><text:p/></draw:polygon><draw:polygon draw:style-name="gr158" draw:text-style-name="P145" svg:width="0.595cm" svg:height="1.031cm" svg:x="1.327cm" svg:y="1.584cm" svg:viewBox="0 0 596 1032" draw:points="596,344 596,1032 0,688 0,0"><text:p/></draw:polygon></draw:g></text:h>
          <text:h text:style-name="_5f_Paragraphe" text:outline-level="1"/>
          <text:h text:style-name="_5f_Paragraphe" text:outline-level="1"/>
          <text:h text:style-name="_5f_Paragraphe" text:outline-level="1"/>
          <text:list xml:id="list215009633534599" text:continue-numbering="true" text:style-name="_5f_Numérotation_20_des_20_exercices">
            <text:list-item>
              <text:list>
                <text:list-item>
                  <text:p text:style-name="P110"><draw:g text:anchor-type="paragraph" draw:z-index="199" draw:name="Shape13" draw:style-name="gr86"><draw:polygon draw:style-name="gr137" draw:text-style-name="P144" svg:width="1.229cm" svg:height="0.708cm" svg:x="1.69cm" svg:y="0.602cm" svg:viewBox="0 0 1230 709" draw:points="0,355 614,709 1230,355 614,0"><text:p/></draw:polygon><draw:polygon draw:style-name="gr136" draw:text-style-name="P143" svg:width="0.613cm" svg:height="1.063cm" svg:x="1.69cm" svg:y="0.58cm" svg:viewBox="0 0 614 1064" draw:points="0,1064 614,709 614,0 0,355"><text:p/></draw:polygon><draw:polygon draw:style-name="gr137" draw:text-style-name="P144" svg:width="1.229cm" svg:height="0.708cm" svg:x="1.077cm" svg:y="0.223cm" svg:viewBox="0 0 1230 709" draw:points="0,355 614,709 1230,355 614,0"><text:p/></draw:polygon><draw:frame draw:name="DescriptionOOoTep_1" draw:style-name="gr142" draw:text-style-name="P142" svg:width="0.004cm" svg:height="0.004cm" svg:x="1.078cm" svg:y="0.578cm"><draw:text-box><text:p/></draw:text-box><svg:desc>@options;

@figure;
  A = point( -1 , 2 )  { i };
  B = point( -1 , 0 )  { i };
  r_B = rotation( B , 60 )  { noir };
  A' = image( r_B , A )  { i };
  I = milieu( A' , A )  { i };
  C = symetrique( B , I )  { i };
  polyABA'C = polygone( A , B , A' , C  );
  dBA = droite( B , A )  { i };
  D = symetrique( C , dBA )  { i };
  E = symetrique( A' , dBA )  { i };
  polyBEDA = polygone( B , E , D , A  );
  J = milieu( C , D )  { i };
  F = symetrique( A , J )  { i };
  polyCADF = polygone( C , A , D , F  );

</svg:desc></draw:frame><draw:polygon draw:style-name="gr159" draw:text-style-name="P145" svg:width="0.613cm" svg:height="1.063cm" svg:x="1.077cm" svg:y="0.58cm" svg:viewBox="0 0 614 1064" draw:points="614,355 614,1064 0,709 0,0"><text:p/></draw:polygon><draw:polygon draw:style-name="gr136" draw:text-style-name="P143" svg:width="0.613cm" svg:height="1.063cm" svg:x="2.304cm" svg:y="0.941cm" svg:viewBox="0 0 614 1064" draw:points="0,1064 614,709 614,0 0,355"><text:p/></draw:polygon><draw:polygon draw:style-name="gr144" draw:text-style-name="P146" svg:width="0.613cm" svg:height="1.063cm" svg:x="2.304cm" svg:y="1.65cm" svg:viewBox="0 0 614 1064" draw:points="0,1064 614,709 614,0 0,355"><text:p/></draw:polygon><draw:polygon draw:style-name="gr159" draw:text-style-name="P145" svg:width="0.613cm" svg:height="1.063cm" svg:x="0.464cm" svg:y="2.322cm" svg:viewBox="0 0 614 1064" draw:points="614,355 614,1064 0,709 0,0"><text:p/></draw:polygon><draw:polygon draw:style-name="gr160" draw:text-style-name="P145" svg:width="0.613cm" svg:height="1.063cm" svg:x="0.464cm" svg:y="3.032cm" svg:viewBox="0 0 614 1064" draw:points="614,355 614,1064 0,709 0,0"><text:p/></draw:polygon><draw:polygon draw:style-name="gr136" draw:text-style-name="P143" svg:width="0.613cm" svg:height="1.063cm" svg:x="1.078cm" svg:y="1.614cm" svg:viewBox="0 0 614 1064" draw:points="0,1064 614,709 614,0 0,355"><text:p/></draw:polygon><draw:polygon draw:style-name="gr136" draw:text-style-name="P143" svg:width="0.613cm" svg:height="1.063cm" svg:x="1.078cm" svg:y="2.323cm" svg:viewBox="0 0 614 1064" draw:points="0,1064 614,709 614,0 0,355"><text:p/></draw:polygon><draw:polygon draw:style-name="gr136" draw:text-style-name="P143" svg:width="0.613cm" svg:height="1.063cm" svg:x="1.078cm" svg:y="3.033cm" svg:viewBox="0 0 614 1064" draw:points="0,1064 614,709 614,0 0,355"><text:p/></draw:polygon><draw:polygon draw:style-name="gr161" draw:text-style-name="P145" svg:width="0.613cm" svg:height="1.063cm" svg:x="0.455cm" svg:y="1.626cm" svg:viewBox="0 0 614 1064" draw:points="614,355 614,1064 0,709 0,0"><text:p/></draw:polygon><draw:polygon draw:style-name="gr137" draw:text-style-name="P144" svg:width="1.229cm" svg:height="0.708cm" svg:x="0.455cm" svg:y="1.275cm" svg:viewBox="0 0 1230 709" draw:points="0,355 614,709 1230,355 614,0"><text:p/></draw:polygon><draw:polygon draw:style-name="gr144" draw:text-style-name="P146" svg:width="0.613cm" svg:height="1.063cm" svg:x="2.304cm" svg:y="1.636cm" svg:viewBox="0 0 614 1064" draw:points="0,1064 614,709 614,0 0,355"><text:p/></draw:polygon><draw:polygon draw:style-name="gr137" draw:text-style-name="P144" svg:width="1.229cm" svg:height="0.708cm" svg:x="1.69cm" svg:y="1.282cm" svg:viewBox="0 0 1230 709" draw:points="0,355 614,709 1230,355 614,0"><text:p/></draw:polygon><draw:polygon draw:style-name="gr136" draw:text-style-name="P143" svg:width="0.613cm" svg:height="1.063cm" svg:x="2.304cm" svg:y="2.342cm" svg:viewBox="0 0 614 1064" draw:points="0,1064 614,709 614,0 0,355"><text:p/></draw:polygon><draw:polygon draw:style-name="gr162" draw:text-style-name="P145" svg:width="0.613cm" svg:height="1.063cm" svg:x="1.69cm" svg:y="2.323cm" svg:viewBox="0 0 614 1064" draw:points="614,355 614,1064 0,709 0,0"><text:p/></draw:polygon><draw:polygon draw:style-name="gr163" draw:text-style-name="P145" svg:width="0.613cm" svg:height="1.063cm" svg:x="1.69cm" svg:y="3.033cm" svg:viewBox="0 0 614 1064" draw:points="614,355 614,1064 0,709 0,0"><text:p/></draw:polygon><draw:polygon draw:style-name="gr164" draw:text-style-name="P145" svg:width="0.613cm" svg:height="1.063cm" svg:x="1.683cm" svg:y="1.626cm" svg:viewBox="0 0 614 1064" draw:points="614,355 614,1064 0,709 0,0"><text:p/></draw:polygon><draw:polygon draw:style-name="gr136" draw:text-style-name="P143" svg:width="0.613cm" svg:height="1.063cm" svg:x="2.304cm" svg:y="1.637cm" svg:viewBox="0 0 614 1064" draw:points="0,1064 614,709 614,0 0,355"><text:p/></draw:polygon><draw:polygon draw:style-name="gr136" draw:text-style-name="P143" svg:width="0.613cm" svg:height="1.063cm" svg:x="2.923cm" svg:y="3.381cm" svg:viewBox="0 0 614 1064" draw:points="0,1064 614,709 614,0 0,355"><text:p/></draw:polygon><draw:polygon draw:style-name="gr137" draw:text-style-name="P144" svg:width="1.229cm" svg:height="0.708cm" svg:x="2.304cm" svg:y="3.023cm" svg:viewBox="0 0 1230 709" draw:points="0,355 614,709 1230,355 614,0"><text:p/></draw:polygon><draw:polygon draw:style-name="gr165" draw:text-style-name="P145" svg:width="0.613cm" svg:height="1.063cm" svg:x="2.304cm" svg:y="3.381cm" svg:viewBox="0 0 614 1064" draw:points="614,355 614,1064 0,709 0,0"><text:p/></draw:polygon></draw:g></text:p>
                </text:list-item>
              </text:list>
            </text:list-item>
          </text:list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list xml:id="list215008642292286" text:continue-numbering="true" text:style-name="_5f_Numérotation_20_des_20_exercices">
            <text:list-item>
              <text:list>
                <text:list-item>
                  <text:p text:style-name="P110"/>
                </text:list-item>
              </text:list>
            </text:list-item>
          </text:list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able:table table:name="Table1" table:style-name="Table1">
            <table:table-column table:style-name="Table1.A"/>
            <table:table-column table:style-name="Table1.B" table:number-columns-repeated="2"/>
            <table:table-column table:style-name="Table1.D"/>
            <table:table-row table:style-name="Table1.1">
              <table:table-cell table:style-name="Table1.A1" office:value-type="string">
                <text:h text:style-name="_5f_Tableau_5f_Centré_5f_Gras" text:outline-level="1">Solide</text:h>
              </table:table-cell>
              <table:table-cell table:style-name="Table1.B1" office:value-type="string">
                <text:h text:style-name="_5f_Tableau_5f_Centré_5f_Gras" text:outline-level="1"><text:span text:style-name="Character_5f_20_5f_style">a.</text:span></text:h>
              </table:table-cell>
              <table:table-cell table:style-name="Table1.C1" office:value-type="string">
                <text:h text:style-name="_5f_Tableau_5f_Centré_5f_Gras" text:outline-level="1"><text:span text:style-name="Character_5f_20_5f_style">b.</text:span></text:h>
              </table:table-cell>
              <table:table-cell table:style-name="Table1.D1" office:value-type="string">
                <text:h text:style-name="_5f_Tableau_5f_Centré_5f_Gras" text:outline-level="1"><text:span text:style-name="Character_5f_20_5f_style">c.</text:span></text:h>
              </table:table-cell>
            </table:table-row>
            <table:table-row table:style-name="Table1.1">
              <table:table-cell table:style-name="Table1.A2" office:value-type="string">
                <text:h text:style-name="_5f_Tableau_5f_Centré_5f_Gras" text:outline-level="1">Volume en u.v.</text:h>
              </table:table-cell>
              <table:table-cell table:style-name="Table1.B2" office:value-type="string">
                <text:h text:style-name="P101" text:outline-level="1">8 </text:h>
              </table:table-cell>
              <table:table-cell table:style-name="Table1.C2" office:value-type="string">
                <text:h text:style-name="P101" text:outline-level="1">14</text:h>
              </table:table-cell>
              <table:table-cell table:style-name="Table1.D2" office:value-type="string">
                <text:h text:style-name="P101" text:outline-level="1">20</text:h>
              </table:table-cell>
            </table:table-row>
          </table:table>
          <text:h text:style-name="_5f_Paragraphe" text:outline-level="1"><text:span text:style-name="_5f_pointillés_20_gris"/></text:h>
        </text:section>
        <text:list xml:id="list215008252836536" text:continue-numbering="true" text:style-name="_5f_Numérotation_20_des_20_exercices">
          <text:list-item>
            <text:h text:style-name="P113" text:outline-level="1"><draw:g text:anchor-type="paragraph" draw:z-index="205" draw:name="Shape14" draw:style-name="gr118"><draw:polygon draw:style-name="gr119" draw:text-style-name="P136" svg:width="0.205cm" svg:height="0.705cm" svg:x="8.708cm" svg:y="1.063cm" svg:viewBox="0 0 206 706" draw:points="0,196 5,706 206,500 206,0"><text:p/></draw:polygon><draw:polygon draw:style-name="gr120" draw:text-style-name="P136" svg:width="0.205cm" svg:height="0.705cm" svg:x="8.507cm" svg:y="1.765cm" svg:viewBox="0 0 206 706" draw:points="0,196 5,706 206,500 206,0"><text:p/></draw:polygon><draw:polygon draw:style-name="gr121" draw:text-style-name="P136" svg:width="0.705cm" svg:height="0.206cm" svg:x="7.715cm" svg:y="0.563cm" svg:viewBox="0 0 706 207" draw:points="200,0 0,207 505,207 706,0"><text:p/></draw:polygon><draw:polygon draw:style-name="gr122" draw:text-style-name="P136" svg:width="0.705cm" svg:height="0.206cm" svg:x="7.015cm" svg:y="0.756cm" svg:viewBox="0 0 706 207" draw:points="200,0 0,207 505,207 706,0"><text:p/></draw:polygon><draw:polygon draw:style-name="gr123" draw:text-style-name="P136" svg:width="0.498cm" svg:height="0.498cm" svg:x="7.305cm" svg:y="1.659cm" svg:viewBox="0 0 499 499" draw:points="0,0 499,0 499,499 0,499"><text:p/></draw:polygon><draw:polygon draw:style-name="gr124" draw:text-style-name="P136" svg:width="0.498cm" svg:height="0.498cm" svg:x="6.81cm" svg:y="2.166cm" svg:viewBox="0 0 499 499" draw:points="0,0 499,0 499,499 0,499"><text:p/></draw:polygon><draw:line draw:style-name="gr116" draw:text-style-name="P134" svg:x1="6.311cm" svg:y1="3.162cm" svg:x2="8.312cm" svg:y2="3.162cm"><text:p/></draw:line><draw:line draw:style-name="gr116" draw:text-style-name="P134" svg:x1="6.305cm" svg:y1="3.167cm" svg:x2="6.305cm" svg:y2="1.167cm"><text:p/></draw:line><draw:line draw:style-name="gr116" draw:text-style-name="P134" svg:x1="8.314cm" svg:y1="1.166cm" svg:x2="8.314cm" svg:y2="3.166cm"><text:p/></draw:line><draw:line draw:style-name="gr116" draw:text-style-name="P134" svg:x1="6.311cm" svg:y1="1.16cm" svg:x2="8.312cm" svg:y2="1.16cm"><text:p/></draw:line><draw:line draw:style-name="gr116" draw:text-style-name="P134" svg:x1="6.805cm" svg:y1="3.167cm" svg:x2="6.805cm" svg:y2="1.167cm"><text:p/></draw:line><draw:line draw:style-name="gr116" draw:text-style-name="P134" svg:x1="7.306cm" svg:y1="3.167cm" svg:x2="7.306cm" svg:y2="1.167cm"><text:p/></draw:line><draw:line draw:style-name="gr116" draw:text-style-name="P134" svg:x1="7.806cm" svg:y1="3.167cm" svg:x2="7.806cm" svg:y2="1.167cm"><text:p/></draw:line><draw:line draw:style-name="gr116" draw:text-style-name="P134" svg:x1="6.311cm" svg:y1="2.661cm" svg:x2="8.312cm" svg:y2="2.661cm"><text:p/></draw:line><draw:line draw:style-name="gr116" draw:text-style-name="P134" svg:x1="6.311cm" svg:y1="2.16cm" svg:x2="8.312cm" svg:y2="2.16cm"><text:p/></draw:line><draw:line draw:style-name="gr116" draw:text-style-name="P134" svg:x1="6.311cm" svg:y1="1.659cm" svg:x2="8.312cm" svg:y2="1.659cm"><text:p/></draw:line><draw:line draw:style-name="gr116" draw:text-style-name="P134" svg:x1="8.313cm" svg:y1="3.164cm" svg:x2="9.114cm" svg:y2="2.364cm"><text:p/></draw:line><draw:line draw:style-name="gr116" draw:text-style-name="P134" svg:x1="8.313cm" svg:y1="2.668cm" svg:x2="9.114cm" svg:y2="1.868cm"><text:p/></draw:line><draw:line draw:style-name="gr116" draw:text-style-name="P134" svg:x1="8.313cm" svg:y1="2.167cm" svg:x2="9.114cm" svg:y2="1.367cm"><text:p/></draw:line><draw:line draw:style-name="gr116" draw:text-style-name="P134" svg:x1="8.313cm" svg:y1="1.666cm" svg:x2="9.114cm" svg:y2="0.866cm"><text:p/></draw:line><draw:line draw:style-name="gr116" draw:text-style-name="P134" svg:x1="8.313cm" svg:y1="1.168cm" svg:x2="9.114cm" svg:y2="0.368cm"><text:p/></draw:line><draw:line draw:style-name="gr116" draw:text-style-name="P134" svg:x1="7.812cm" svg:y1="1.168cm" svg:x2="8.613cm" svg:y2="0.368cm"><text:p/></draw:line><draw:line draw:style-name="gr116" draw:text-style-name="P134" svg:x1="7.311cm" svg:y1="1.168cm" svg:x2="8.112cm" svg:y2="0.368cm"><text:p/></draw:line><draw:line draw:style-name="gr116" draw:text-style-name="P134" svg:x1="6.81cm" svg:y1="1.168cm" svg:x2="7.611cm" svg:y2="0.368cm"><text:p/></draw:line><draw:line draw:style-name="gr116" draw:text-style-name="P134" svg:x1="6.311cm" svg:y1="1.168cm" svg:x2="7.112cm" svg:y2="0.368cm"><text:p/></draw:line><draw:line draw:style-name="gr116" draw:text-style-name="P134" svg:x1="6.512cm" svg:y1="0.963cm" svg:x2="8.513cm" svg:y2="0.963cm"><text:p/></draw:line><draw:line draw:style-name="gr116" draw:text-style-name="P134" svg:x1="6.707cm" svg:y1="0.762cm" svg:x2="8.708cm" svg:y2="0.762cm"><text:p/></draw:line><draw:line draw:style-name="gr125" draw:text-style-name="P137" svg:x1="6.907cm" svg:y1="0.562cm" svg:x2="8.908cm" svg:y2="0.562cm"><text:p/></draw:line><draw:line draw:style-name="gr116" draw:text-style-name="P134" svg:x1="7.098cm" svg:y1="0.374cm" svg:x2="9.099cm" svg:y2="0.374cm"><text:p/></draw:line><draw:line draw:style-name="gr116" draw:text-style-name="P134" svg:x1="8.514cm" svg:y1="0.964cm" svg:x2="8.514cm" svg:y2="2.964cm"><text:p/></draw:line><draw:line draw:style-name="gr116" draw:text-style-name="P134" svg:x1="8.715cm" svg:y1="0.763cm" svg:x2="8.715cm" svg:y2="2.763cm"><text:p/></draw:line><draw:line draw:style-name="gr116" draw:text-style-name="P134" svg:x1="8.918cm" svg:y1="0.562cm" svg:x2="8.918cm" svg:y2="2.562cm"><text:p/></draw:line><draw:line draw:style-name="gr116" draw:text-style-name="P134" svg:x1="9.119cm" svg:y1="0.362cm" svg:x2="9.119cm" svg:y2="2.362cm"><text:p/></draw:line></draw:g><text:span text:style-name="_5f_Caractères">De toutes les couleurs</text:span></text:h>
            <text:list>
              <text:list-item>
                <text:p text:style-name="P111"><text:span text:style-name="_5f_Caractères">Pour construire son cube avec des petits cubes, Sabrina a mis des rangées complètes de cubes bleus dont une extrémité est vi­sible.</text:span></text:p>
              </text:list-item>
            </text:list>
          </text:list-item>
        </text:list>
        <text:h text:style-name="_5f_Paragraphe" text:outline-level="1"><text:span text:style-name="_5f_Caractères">Combien a‑t‑elle utilisé de cubes blancs ?</text:span></text:h>
        <text:h text:style-name="_5f_Paragraphe_5f_Correction" text:outline-level="1"><draw:g text:anchor-type="paragraph" draw:z-index="204" draw:name="Shape15" draw:style-name="gr126"><draw:polygon draw:style-name="gr127" draw:text-style-name="P138" svg:width="0.499cm" svg:height="2.002cm" svg:x="7.2cm" svg:y="1.42cm" svg:viewBox="0 0 500 2003" draw:points="0,2003 0,0 500,0 500,2003"><text:p/></draw:polygon><draw:polygon draw:style-name="gr128" draw:text-style-name="P138" svg:width="0.207cm" svg:height="2.195cm" svg:x="8.597cm" svg:y="0.829cm" svg:viewBox="0 0 208 2196" draw:points="0,198 10,2196 208,1992 208,0"><text:p/></draw:polygon><draw:polygon draw:style-name="gr129" draw:text-style-name="P138" svg:width="0.787cm" svg:height="1.279cm" svg:x="8.21cm" svg:y="1.628cm" svg:viewBox="0 0 788 1280" draw:points="0,793 0,1280 788,501 788,0"><text:p/></draw:polygon><draw:polygon draw:style-name="gr130" draw:text-style-name="P138" svg:width="1.284cm" svg:height="0.787cm" svg:x="7.207cm" svg:y="0.628cm" svg:viewBox="0 0 1285 788" draw:points="784,5 0,788 501,788 1285,0"><text:p/></draw:polygon><draw:polygon draw:style-name="gr131" draw:text-style-name="P138" svg:width="2.202cm" svg:height="0.197cm" svg:x="6.592cm" svg:y="0.815cm" svg:viewBox="0 0 2203 198" draw:points="213,0 0,198 2010,198 2203,5"><text:p/></draw:polygon><draw:polygon draw:style-name="gr132" draw:text-style-name="P138" svg:width="2.004cm" svg:height="0.498cm" svg:x="6.2cm" svg:y="2.427cm" svg:viewBox="0 0 2005 499" draw:points="0,0 2005,0 2005,499 0,499"><text:p/></draw:polygon><draw:line draw:style-name="gr116" draw:text-style-name="P134" svg:x1="6.2cm" svg:y1="3.425cm" svg:x2="8.203cm" svg:y2="3.425cm"><text:p/></draw:line><draw:line draw:style-name="gr116" draw:text-style-name="P134" svg:x1="6.194cm" svg:y1="3.428cm" svg:x2="6.194cm" svg:y2="1.427cm"><text:p/></draw:line><draw:line draw:style-name="gr116" draw:text-style-name="P134" svg:x1="8.203cm" svg:y1="1.427cm" svg:x2="8.203cm" svg:y2="3.428cm"><text:p/></draw:line><draw:line draw:style-name="gr116" draw:text-style-name="P134" svg:x1="6.2cm" svg:y1="1.42cm" svg:x2="8.203cm" svg:y2="1.42cm"><text:p/></draw:line><draw:line draw:style-name="gr116" draw:text-style-name="P134" svg:x1="6.693cm" svg:y1="3.428cm" svg:x2="6.693cm" svg:y2="1.427cm"><text:p/></draw:line><draw:line draw:style-name="gr116" draw:text-style-name="P134" svg:x1="7.194cm" svg:y1="3.428cm" svg:x2="7.194cm" svg:y2="1.427cm"><text:p/></draw:line><draw:line draw:style-name="gr116" draw:text-style-name="P134" svg:x1="7.694cm" svg:y1="3.428cm" svg:x2="7.694cm" svg:y2="1.427cm"><text:p/></draw:line><draw:line draw:style-name="gr116" draw:text-style-name="P134" svg:x1="6.2cm" svg:y1="2.922cm" svg:x2="8.203cm" svg:y2="2.922cm"><text:p/></draw:line><draw:line draw:style-name="gr116" draw:text-style-name="P134" svg:x1="6.2cm" svg:y1="2.421cm" svg:x2="8.203cm" svg:y2="2.421cm"><text:p/></draw:line><draw:line draw:style-name="gr116" draw:text-style-name="P134" svg:x1="6.2cm" svg:y1="1.919cm" svg:x2="8.203cm" svg:y2="1.919cm"><text:p/></draw:line><draw:line draw:style-name="gr116" draw:text-style-name="P134" svg:x1="8.203cm" svg:y1="3.427cm" svg:x2="9.004cm" svg:y2="2.627cm"><text:p/></draw:line><draw:line draw:style-name="gr116" draw:text-style-name="P134" svg:x1="8.203cm" svg:y1="2.93cm" svg:x2="9.004cm" svg:y2="2.13cm"><text:p/></draw:line><draw:line draw:style-name="gr116" draw:text-style-name="P134" svg:x1="8.203cm" svg:y1="2.428cm" svg:x2="9.004cm" svg:y2="1.628cm"><text:p/></draw:line><draw:line draw:style-name="gr116" draw:text-style-name="P134" svg:x1="8.203cm" svg:y1="1.928cm" svg:x2="9.004cm" svg:y2="1.128cm"><text:p/></draw:line><draw:line draw:style-name="gr116" draw:text-style-name="P134" svg:x1="8.203cm" svg:y1="1.428cm" svg:x2="9.004cm" svg:y2="0.628cm"><text:p/></draw:line><draw:line draw:style-name="gr116" draw:text-style-name="P134" svg:x1="7.701cm" svg:y1="1.428cm" svg:x2="8.502cm" svg:y2="0.628cm"><text:p/></draw:line><draw:line draw:style-name="gr116" draw:text-style-name="P134" svg:x1="7.2cm" svg:y1="1.428cm" svg:x2="8.001cm" svg:y2="0.628cm"><text:p/></draw:line><draw:line draw:style-name="gr116" draw:text-style-name="P134" svg:x1="6.699cm" svg:y1="1.428cm" svg:x2="7.5cm" svg:y2="0.628cm"><text:p/></draw:line><draw:line draw:style-name="gr116" draw:text-style-name="P134" svg:x1="6.2cm" svg:y1="1.428cm" svg:x2="7.001cm" svg:y2="0.628cm"><text:p/></draw:line><draw:line draw:style-name="gr116" draw:text-style-name="P134" svg:x1="6.396cm" svg:y1="1.222cm" svg:x2="8.399cm" svg:y2="1.222cm"><text:p/></draw:line><draw:line draw:style-name="gr116" draw:text-style-name="P134" svg:x1="6.595cm" svg:y1="1.023cm" svg:x2="8.598cm" svg:y2="1.023cm"><text:p/></draw:line><draw:line draw:style-name="gr116" draw:text-style-name="P134" svg:x1="6.796cm" svg:y1="0.822cm" svg:x2="8.799cm" svg:y2="0.822cm"><text:p/></draw:line><draw:line draw:style-name="gr116" draw:text-style-name="P134" svg:x1="6.987cm" svg:y1="0.635cm" svg:x2="8.99cm" svg:y2="0.635cm"><text:p/></draw:line><draw:line draw:style-name="gr116" draw:text-style-name="P134" svg:x1="8.404cm" svg:y1="1.225cm" svg:x2="8.404cm" svg:y2="3.226cm"><text:p/></draw:line><draw:line draw:style-name="gr116" draw:text-style-name="P134" svg:x1="8.606cm" svg:y1="1.023cm" svg:x2="8.606cm" svg:y2="3.024cm"><text:p/></draw:line><draw:line draw:style-name="gr133" draw:text-style-name="P139" svg:x1="8.809cm" svg:y1="0.822cm" svg:x2="8.809cm" svg:y2="2.823cm"><text:p/></draw:line><draw:line draw:style-name="gr116" draw:text-style-name="P134" svg:x1="9.004cm" svg:y1="0.624cm" svg:x2="9.004cm" svg:y2="2.625cm"><text:p/></draw:line></draw:g><text:span text:style-name="_5f_Caractères_5f_correction"><text:span text:style-name="T185">4 </text:span></text:span><text:span text:style-name="_5f_Caractères_5f_correction"><text:span text:style-name="T153">×</text:span></text:span><text:span text:style-name="_5f_Caractères_5f_correction"><text:span text:style-name="T185"> 4 </text:span></text:span><text:span text:style-name="_5f_Caractères_5f_correction"><text:span text:style-name="T153">×</text:span></text:span><text:span text:style-name="_5f_Caractères_5f_correction"><text:span text:style-name="T185"> 4 – 2 </text:span></text:span><text:span text:style-name="_5f_Caractères_5f_correction"><text:span text:style-name="T153">×</text:span></text:span><text:span text:style-name="_5f_Caractères_5f_correction"><text:span text:style-name="T185"> 4 – 4 </text:span></text:span><text:span text:style-name="_5f_Caractères_5f_correction"><text:span text:style-name="T153">×</text:span></text:span><text:span text:style-name="_5f_Caractères_5f_correction"><text:span text:style-name="T185"> 3 = 44</text:span></text:span><text:span text:style-name="_5f_pointillés_20_gris"> </text:span><text:span text:style-name="_5f_Caractères">cubes</text:span></text:h>
        <text:list xml:id="list215008930325848" text:continue-numbering="true" text:style-name="_5f_Numérotation_20_des_20_exercices">
          <text:list-item>
            <text:list>
              <text:list-item>
                <text:p text:style-name="P111"><text:span text:style-name="_5f_Caractères">Manon a fabriqué son cube avec des petits cubes blancs puis a peint des bandes qui font le tour complet du cube <text:line-break/>(comme illustré ci‑contre).</text:span></text:p>
              </text:list-item>
            </text:list>
          </text:list-item>
        </text:list>
        <text:h text:style-name="_5f_Paragraphe" text:outline-level="1"><text:span text:style-name="_5f_Caractères">Combien de cubes n'ont aucune face peinte ?</text:span></text:h>
        <text:h text:style-name="_5f_Paragraphe_5f_Correction" text:outline-level="1"><text:span text:style-name="_5f_Caractères"><text:span text:style-name="T185">8 cubes centraux+2</text:span></text:span><text:span text:style-name="_5f_Caractères"><text:span text:style-name="T186">6</text:span></text:span><text:span text:style-name="_5f_Caractères"><text:span text:style-name="T185"> cubes latéraux =</text:span></text:span><text:span text:style-name="_5f_Caractères"> 34 cubes</text:span></text:h>
        <text:list xml:id="list215008308122454" text:continue-numbering="true" text:style-name="_5f_Numérotation_20_des_20_exercices">
          <text:list-item>
            <text:h text:style-name="P113" text:outline-level="1"><text:span text:style-name="_5f_Caractères">Pavés droits</text:span></text:h>
            <text:list>
              <text:list-item>
                <text:p text:style-name="P110"><draw:g text:anchor-type="paragraph" draw:z-index="207" draw:name="Shape17" draw:style-name="gr86"><draw:polygon draw:style-name="gr12" draw:text-style-name="P121" svg:width="0.699cm" svg:height="0.197cm" svg:x="5.916cm" svg:y="2.429cm" svg:viewBox="0 0 700 198" draw:points="0,198 199,0 700,0 499,198"><text:p/></draw:polygon><draw:polygon draw:style-name="gr12" draw:text-style-name="P121" svg:width="0.699cm" svg:height="0.197cm" svg:x="5.418cm" svg:y="2.429cm" svg:viewBox="0 0 700 198" draw:points="0,198 199,0 700,0 499,198"><text:p/></draw:polygon><draw:custom-shape draw:style-name="gr13" draw:text-style-name="P122" svg:width="0.502cm" svg:height="0.503cm" svg:x="5.918cm" svg:y="5.129cm"><text:p/><draw:enhanced-geometry svg:viewBox="0 0 21600 21600" draw:type="rectangle" draw:enhanced-path="M 0 0 L 21600 0 21600 21600 0 21600 0 0 Z N"/></draw:custom-shape><draw:custom-shape draw:style-name="gr13" draw:text-style-name="P122" svg:width="0.5cm" svg:height="0.503cm" svg:x="5.419cm" svg:y="5.129cm"><text:p/><draw:enhanced-geometry svg:viewBox="0 0 21600 21600" draw:type="rectangle" draw:enhanced-path="M 0 0 L 21600 0 21600 21600 0 21600 0 0 Z N"/></draw:custom-shape><draw:custom-shape draw:style-name="gr87" draw:text-style-name="P122" svg:width="0.5cm" svg:height="0.505cm" svg:x="5.419cm" svg:y="4.127cm"><text:p/><draw:enhanced-geometry svg:viewBox="0 0 21600 21600" draw:type="rectangle" draw:enhanced-path="M 0 0 L 21600 0 21600 21600 0 21600 0 0 Z N"/></draw:custom-shape><draw:custom-shape draw:style-name="gr88" draw:text-style-name="P122" svg:width="0.502cm" svg:height="0.502cm" svg:x="5.918cm" svg:y="4.63cm"><text:p/><draw:enhanced-geometry svg:viewBox="0 0 21600 21600" draw:type="rectangle" draw:enhanced-path="M 0 0 L 21600 0 21600 21600 0 21600 0 0 Z N"/></draw:custom-shape><draw:polygon draw:style-name="gr89" draw:text-style-name="P123" svg:width="0.2cm" svg:height="0.699cm" svg:x="6.424cm" svg:y="4.925cm" svg:viewBox="0 0 201 700" draw:points="0,700 201,501 201,0 0,201"><text:p/></draw:polygon><draw:custom-shape draw:style-name="gr88" draw:text-style-name="P122" svg:width="0.5cm" svg:height="0.502cm" svg:x="5.419cm" svg:y="4.63cm"><text:p/><draw:enhanced-geometry svg:viewBox="0 0 21600 21600" draw:type="rectangle" draw:enhanced-path="M 0 0 L 21600 0 21600 21600 0 21600 0 0 Z N"/></draw:custom-shape><draw:custom-shape draw:style-name="gr87" draw:text-style-name="P122" svg:width="0.502cm" svg:height="0.505cm" svg:x="5.918cm" svg:y="4.127cm"><text:p/><draw:enhanced-geometry svg:viewBox="0 0 21600 21600" draw:type="rectangle" draw:enhanced-path="M 0 0 L 21600 0 21600 21600 0 21600 0 0 Z N"/></draw:custom-shape><draw:custom-shape draw:style-name="gr13" draw:text-style-name="P122" svg:width="0.502cm" svg:height="0.503cm" svg:x="5.918cm" svg:y="3.63cm"><text:p/><draw:enhanced-geometry svg:viewBox="0 0 21600 21600" draw:type="rectangle" draw:enhanced-path="M 0 0 L 21600 0 21600 21600 0 21600 0 0 Z N"/></draw:custom-shape><draw:custom-shape draw:style-name="gr13" draw:text-style-name="P122" svg:width="0.5cm" svg:height="0.503cm" svg:x="5.419cm" svg:y="3.63cm"><text:p/><draw:enhanced-geometry svg:viewBox="0 0 21600 21600" draw:type="rectangle" draw:enhanced-path="M 0 0 L 21600 0 21600 21600 0 21600 0 0 Z N"/></draw:custom-shape><draw:custom-shape draw:style-name="gr13" draw:text-style-name="P122" svg:width="0.502cm" svg:height="0.503cm" svg:x="5.918cm" svg:y="3.129cm"><text:p/><draw:enhanced-geometry svg:viewBox="0 0 21600 21600" draw:type="rectangle" draw:enhanced-path="M 0 0 L 21600 0 21600 21600 0 21600 0 0 Z N"/></draw:custom-shape><draw:custom-shape draw:style-name="gr90" draw:text-style-name="P122" svg:width="0.5cm" svg:height="0.503cm" svg:x="5.419cm" svg:y="3.129cm"><text:p/><draw:enhanced-geometry svg:viewBox="0 0 21600 21600" draw:type="rectangle" draw:enhanced-path="M 0 0 L 21600 0 21600 21600 0 21600 0 0 Z N"/></draw:custom-shape><draw:custom-shape draw:style-name="gr91" draw:text-style-name="P122" svg:width="0.502cm" svg:height="0.503cm" svg:x="5.918cm" svg:y="2.63cm"><text:p/><draw:enhanced-geometry svg:viewBox="0 0 21600 21600" draw:type="rectangle" draw:enhanced-path="M 0 0 L 21600 0 21600 21600 0 21600 0 0 Z N"/></draw:custom-shape><draw:custom-shape draw:style-name="gr90" draw:text-style-name="P122" svg:width="0.5cm" svg:height="0.503cm" svg:x="5.419cm" svg:y="2.63cm"><text:p/><draw:enhanced-geometry svg:viewBox="0 0 21600 21600" draw:type="rectangle" draw:enhanced-path="M 0 0 L 21600 0 21600 21600 0 21600 0 0 Z N"/></draw:custom-shape><draw:polygon draw:style-name="gr92" draw:text-style-name="P123" svg:width="0.2cm" svg:height="0.699cm" svg:x="6.627cm" svg:y="4.729cm" svg:viewBox="0 0 201 700" draw:points="0,700 201,501 201,0 0,201"><text:p/></draw:polygon><draw:polygon draw:style-name="gr93" draw:text-style-name="P123" svg:width="0.2cm" svg:height="0.699cm" svg:x="6.821cm" svg:y="4.529cm" svg:viewBox="0 0 201 700" draw:points="0,700 201,501 201,0 0,201"><text:p/></draw:polygon><draw:polygon draw:style-name="gr94" draw:text-style-name="P123" svg:width="0.2cm" svg:height="0.699cm" svg:x="7.022cm" svg:y="4.327cm" svg:viewBox="0 0 201 700" draw:points="0,700 201,501 201,0 0,201"><text:p/></draw:polygon><draw:polygon draw:style-name="gr95" draw:text-style-name="P123" svg:width="0.2cm" svg:height="0.699cm" svg:x="6.424cm" svg:y="4.431cm" svg:viewBox="0 0 201 700" draw:points="0,700 201,501 201,0 0,201"><text:p/></draw:polygon><draw:polygon draw:style-name="gr96" draw:text-style-name="P123" svg:width="0.2cm" svg:height="0.699cm" svg:x="6.627cm" svg:y="4.23cm" svg:viewBox="0 0 201 700" draw:points="0,700 201,501 201,0 0,201"><text:p/></draw:polygon><draw:polygon draw:style-name="gr97" draw:text-style-name="P123" svg:width="0.2cm" svg:height="0.699cm" svg:x="6.821cm" svg:y="4.032cm" svg:viewBox="0 0 201 700" draw:points="0,700 201,501 201,0 0,201"><text:p/></draw:polygon><draw:polygon draw:style-name="gr98" draw:text-style-name="P123" svg:width="0.2cm" svg:height="0.699cm" svg:x="7.022cm" svg:y="3.826cm" svg:viewBox="0 0 201 700" draw:points="0,700 201,501 201,0 0,201"><text:p/></draw:polygon><draw:polygon draw:style-name="gr99" draw:text-style-name="P123" svg:width="0.2cm" svg:height="0.699cm" svg:x="6.424cm" svg:y="3.93cm" svg:viewBox="0 0 201 700" draw:points="0,700 201,501 201,0 0,201"><text:p/></draw:polygon><draw:polygon draw:style-name="gr100" draw:text-style-name="P123" svg:width="0.2cm" svg:height="0.699cm" svg:x="6.627cm" svg:y="3.729cm" svg:viewBox="0 0 201 700" draw:points="0,700 201,501 201,0 0,201"><text:p/></draw:polygon><draw:polygon draw:style-name="gr101" draw:text-style-name="P123" svg:width="0.2cm" svg:height="0.699cm" svg:x="6.821cm" svg:y="3.528cm" svg:viewBox="0 0 201 700" draw:points="0,700 201,501 201,0 0,201"><text:p/></draw:polygon><draw:polygon draw:style-name="gr102" draw:text-style-name="P123" svg:width="0.2cm" svg:height="0.699cm" svg:x="7.022cm" svg:y="3.33cm" svg:viewBox="0 0 201 700" draw:points="0,700 201,501 201,0 0,201"><text:p/></draw:polygon><draw:polygon draw:style-name="gr103" draw:text-style-name="P123" svg:width="0.2cm" svg:height="0.699cm" svg:x="6.424cm" svg:y="3.431cm" svg:viewBox="0 0 201 700" draw:points="0,700 201,501 201,0 0,201"><text:p/></draw:polygon><draw:polygon draw:style-name="gr104" draw:text-style-name="P123" svg:width="0.2cm" svg:height="0.699cm" svg:x="6.627cm" svg:y="3.233cm" svg:viewBox="0 0 201 700" draw:points="0,700 201,501 201,0 0,201"><text:p/></draw:polygon><draw:polygon draw:style-name="gr105" draw:text-style-name="P123" svg:width="0.2cm" svg:height="0.699cm" svg:x="6.821cm" svg:y="3.027cm" svg:viewBox="0 0 201 700" draw:points="0,700 201,501 201,0 0,201"><text:p/></draw:polygon><draw:polygon draw:style-name="gr106" draw:text-style-name="P123" svg:width="0.2cm" svg:height="0.699cm" svg:x="7.022cm" svg:y="2.829cm" svg:viewBox="0 0 201 700" draw:points="0,700 201,501 201,0 0,201"><text:p/></draw:polygon><draw:polygon draw:style-name="gr107" draw:text-style-name="P123" svg:width="0.2cm" svg:height="0.699cm" svg:x="6.424cm" svg:y="2.93cm" svg:viewBox="0 0 201 700" draw:points="0,700 201,501 201,0 0,201"><text:p/></draw:polygon><draw:polygon draw:style-name="gr108" draw:text-style-name="P123" svg:width="0.2cm" svg:height="0.699cm" svg:x="6.627cm" svg:y="2.732cm" svg:viewBox="0 0 201 700" draw:points="0,700 201,501 201,0 0,201"><text:p/></draw:polygon><draw:polygon draw:style-name="gr109" draw:text-style-name="P123" svg:width="0.2cm" svg:height="0.699cm" svg:x="6.821cm" svg:y="2.531cm" svg:viewBox="0 0 201 700" draw:points="0,700 201,501 201,0 0,201"><text:p/></draw:polygon><draw:polygon draw:style-name="gr110" draw:text-style-name="P123" svg:width="0.2cm" svg:height="0.699cm" svg:x="7.022cm" svg:y="2.325cm" svg:viewBox="0 0 201 700" draw:points="0,700 201,501 201,0 0,201"><text:p/></draw:polygon><draw:polygon draw:style-name="gr111" draw:text-style-name="P123" svg:width="0.2cm" svg:height="0.699cm" svg:x="6.424cm" svg:y="2.429cm" svg:viewBox="0 0 201 700" draw:points="0,700 201,501 201,0 0,201"><text:p/></draw:polygon><draw:polygon draw:style-name="gr112" draw:text-style-name="P123" svg:width="0.2cm" svg:height="0.699cm" svg:x="6.627cm" svg:y="2.228cm" svg:viewBox="0 0 201 700" draw:points="0,700 201,501 201,0 0,201"><text:p/></draw:polygon><draw:polygon draw:style-name="gr113" draw:text-style-name="P123" svg:width="0.2cm" svg:height="0.699cm" svg:x="6.821cm" svg:y="2.03cm" svg:viewBox="0 0 201 700" draw:points="0,700 201,501 201,0 0,201"><text:p/></draw:polygon><draw:polygon draw:style-name="gr114" draw:text-style-name="P123" svg:width="0.2cm" svg:height="0.699cm" svg:x="7.022cm" svg:y="1.83cm" svg:viewBox="0 0 201 700" draw:points="0,700 201,501 201,0 0,201"><text:p/></draw:polygon><draw:polygon draw:style-name="gr12" draw:text-style-name="P121" svg:width="0.699cm" svg:height="0.197cm" svg:x="6.119cm" svg:y="2.228cm" svg:viewBox="0 0 700 198" draw:points="0,198 199,0 700,0 499,198"><text:p/></draw:polygon><draw:polygon draw:style-name="gr12" draw:text-style-name="P121" svg:width="0.699cm" svg:height="0.197cm" svg:x="5.618cm" svg:y="2.228cm" svg:viewBox="0 0 700 198" draw:points="0,198 199,0 700,0 499,198"><text:p/></draw:polygon><draw:polygon draw:style-name="gr12" draw:text-style-name="P121" svg:width="0.699cm" svg:height="0.197cm" svg:x="6.32cm" svg:y="2.031cm" svg:viewBox="0 0 700 198" draw:points="0,198 199,0 700,0 499,198"><text:p/></draw:polygon><draw:polygon draw:style-name="gr12" draw:text-style-name="P121" svg:width="0.699cm" svg:height="0.197cm" svg:x="5.819cm" svg:y="2.031cm" svg:viewBox="0 0 700 198" draw:points="0,198 199,0 700,0 499,198"><text:p/></draw:polygon><draw:polygon draw:style-name="gr12" draw:text-style-name="P121" svg:width="0.699cm" svg:height="0.197cm" svg:x="6.521cm" svg:y="1.831cm" svg:viewBox="0 0 700 198" draw:points="0,198 199,0 700,0 499,198"><text:p/></draw:polygon><draw:polygon draw:style-name="gr12" draw:text-style-name="P121" svg:width="0.699cm" svg:height="0.197cm" svg:x="6.02cm" svg:y="1.831cm" svg:viewBox="0 0 700 198" draw:points="0,198 199,0 700,0 499,198"><text:p/></draw:polygon></draw:g><text:span text:style-name="_5f_Caractères">Dénombre les unités de volume (petits cubes) qui composent les pavés droits puis propose une méthode de calcul rapide permettant de trouver les réponses.</text:span></text:p>
              </text:list-item>
            </text:list>
          </text:list-item>
        </text:list>
        <text:h text:style-name="_5f_Paragraphe" text:outline-level="1"><text:span text:style-name="_5f_Caractères"><text:span text:style-name="T187">Pavé 1</text:span></text:span><text:span text:style-name="_5f_Caractères"><text:tab/><text:tab/></text:span><text:span text:style-name="_5f_Caractères"><text:span text:style-name="T187">Pavé 2</text:span></text:span></text:h>
        <text:h text:style-name="_5f_Paragraphe" text:outline-level="1"><draw:g text:anchor-type="paragraph" draw:z-index="206" draw:name="Shape16" draw:style-name="gr86"><draw:rect draw:style-name="gr115" draw:text-style-name="P133" svg:width="1.997cm" svg:height="1.001cm" svg:x="0.182cm" svg:y="0.805cm"><text:p/></draw:rect><draw:line draw:style-name="gr116" draw:text-style-name="P134" svg:x1="0.178cm" svg:y1="1.808cm" svg:x2="2.178cm" svg:y2="1.808cm"><text:p/></draw:line><draw:line draw:style-name="gr116" draw:text-style-name="P134" svg:x1="0.173cm" svg:y1="1.815cm" svg:x2="0.173cm" svg:y2="0.815cm"><text:p/></draw:line><draw:line draw:style-name="gr116" draw:text-style-name="P134" svg:x1="2.18cm" svg:y1="0.808cm" svg:x2="2.18cm" svg:y2="1.808cm"><text:p/></draw:line><draw:line draw:style-name="gr116" draw:text-style-name="P134" svg:x1="0.673cm" svg:y1="1.815cm" svg:x2="0.673cm" svg:y2="0.815cm"><text:p/></draw:line><draw:line draw:style-name="gr116" draw:text-style-name="P134" svg:x1="1.171cm" svg:y1="1.815cm" svg:x2="1.171cm" svg:y2="0.815cm"><text:p/></draw:line><draw:line draw:style-name="gr116" draw:text-style-name="P134" svg:x1="1.672cm" svg:y1="1.815cm" svg:x2="1.672cm" svg:y2="0.815cm"><text:p/></draw:line><draw:line draw:style-name="gr116" draw:text-style-name="P134" svg:x1="0.178cm" svg:y1="1.307cm" svg:x2="2.178cm" svg:y2="1.307cm"><text:p/></draw:line><draw:line draw:style-name="gr116" draw:text-style-name="P134" svg:x1="0.178cm" svg:y1="0.806cm" svg:x2="2.178cm" svg:y2="0.806cm"><text:p/></draw:line><draw:line draw:style-name="gr116" draw:text-style-name="P134" svg:x1="2.18cm" svg:y1="1.81cm" svg:x2="2.78cm" svg:y2="1.21cm"><text:p/></draw:line><draw:line draw:style-name="gr116" draw:text-style-name="P134" svg:x1="2.18cm" svg:y1="1.31cm" svg:x2="2.78cm" svg:y2="0.71cm"><text:p/></draw:line><draw:line draw:style-name="gr116" draw:text-style-name="P134" svg:x1="2.18cm" svg:y1="0.81cm" svg:x2="2.78cm" svg:y2="0.21cm"><text:p/></draw:line><draw:line draw:style-name="gr116" draw:text-style-name="P134" svg:x1="2.381cm" svg:y1="0.612cm" svg:x2="2.381cm" svg:y2="1.612cm"><text:p/></draw:line><draw:line draw:style-name="gr116" draw:text-style-name="P134" svg:x1="2.58cm" svg:y1="0.411cm" svg:x2="2.58cm" svg:y2="1.411cm"><text:p/></draw:line><draw:line draw:style-name="gr116" draw:text-style-name="P134" svg:x1="2.785cm" svg:y1="0.21cm" svg:x2="2.785cm" svg:y2="1.21cm"><text:p/></draw:line><draw:polygon draw:style-name="gr12" draw:text-style-name="P121" svg:width="2.583cm" svg:height="0.601cm" svg:x="0.185cm" svg:y="0.204cm" svg:viewBox="0 0 2584 602" draw:points="0,588 593,0 2584,0 1994,602"><text:p/></draw:polygon><draw:line draw:style-name="gr116" draw:text-style-name="P134" svg:x1="1.679cm" svg:y1="0.81cm" svg:x2="2.279cm" svg:y2="0.21cm"><text:p/></draw:line><draw:line draw:style-name="gr116" draw:text-style-name="P134" svg:x1="1.176cm" svg:y1="0.81cm" svg:x2="1.776cm" svg:y2="0.21cm"><text:p/></draw:line><draw:line draw:style-name="gr116" draw:text-style-name="P134" svg:x1="0.675cm" svg:y1="0.81cm" svg:x2="1.275cm" svg:y2="0.21cm"><text:p/></draw:line><draw:line draw:style-name="gr116" draw:text-style-name="P134" svg:x1="0.178cm" svg:y1="0.81cm" svg:x2="0.778cm" svg:y2="0.21cm"><text:p/></draw:line><draw:line draw:style-name="gr116" draw:text-style-name="P134" svg:x1="0.379cm" svg:y1="0.606cm" svg:x2="2.379cm" svg:y2="0.606cm"><text:p/></draw:line><draw:line draw:style-name="gr116" draw:text-style-name="P134" svg:x1="0.571cm" svg:y1="0.406cm" svg:x2="2.571cm" svg:y2="0.406cm"><text:p/></draw:line><draw:line draw:style-name="gr116" draw:text-style-name="P134" svg:x1="0.773cm" svg:y1="0.21cm" svg:x2="2.773cm" svg:y2="0.21cm"><text:p/></draw:line><draw:line draw:style-name="gr117" draw:text-style-name="P135" svg:x1="0.571cm" svg:y1="0.406cm" svg:x2="2.571cm" svg:y2="0.406cm"><text:p/></draw:line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P102" text:outline-level="1"><text:span text:style-name="_5f_Caractères_5f_correction"><text:span text:style-name="T185">2 </text:span></text:span><text:span text:style-name="_5f_Caractères_5f_correction"><text:span text:style-name="T153">×</text:span></text:span><text:span text:style-name="_5f_Caractères_5f_correction"><text:span text:style-name="T185"> 4 </text:span></text:span><text:span text:style-name="_5f_Caractères_5f_correction"><text:span text:style-name="T153">×</text:span></text:span><text:span text:style-name="_5f_Caractères_5f_correction"><text:span text:style-name="T185"> 3 = 24 cubes</text:span></text:span></text:h>
        <text:h text:style-name="_5f_Paragraphe_5f_Correction" text:outline-level="1"><text:span text:style-name="_5f_Caractères_5f_correction"><text:span text:style-name="T188"><text:tab/><text:tab/><text:tab/><text:tab/></text:span></text:span><text:span text:style-name="_5f_Caractères_5f_correction"><text:span text:style-name="T185">2 </text:span></text:span><text:span text:style-name="_5f_Caractères_5f_correction"><text:span text:style-name="T153">×</text:span></text:span><text:span text:style-name="_5f_Caractères_5f_correction"><text:span text:style-name="T185"> 6 </text:span></text:span><text:span text:style-name="_5f_Caractères_5f_correction"><text:span text:style-name="T153">×</text:span></text:span><text:span text:style-name="_5f_Caractères_5f_correction"><text:span text:style-name="T185"> 4 = 48 cubes</text:span></text:span></text:h>
        <text:h text:style-name="_5f_Paragraphe_5f_Correction" text:outline-level="1"><text:span text:style-name="_5f_Caractères_5f_correction">On multiplie le nombre de cubes de la hauteur par ceux de la longueur puis par ceux de la profondeur <text:s text:c="8"/></text:span></text:h>
        <text:list xml:id="list215008875045317" text:continue-numbering="true" text:style-name="_5f_Numérotation_20_des_20_exercices">
          <text:list-item>
            <text:list>
              <text:list-item>
                <text:p text:style-name="P110"><text:span text:style-name="_5f_Caractères">On a commencé la représentation d'un pavé droit dont le volume est de 40 petits cubes. Déter­mine la hauteur du pavé en petits cubes.</text:span></text:p>
              </text:list-item>
            </text:list>
          </text:list-item>
        </text:list>
        <text:h text:style-name="_5f_Paragraphe_5f_Correction" text:outline-level="1"><draw:g text:anchor-type="paragraph" draw:z-index="211" draw:name="Shape18" draw:style-name="gr11"><draw:polygon draw:style-name="gr12" draw:text-style-name="P121" svg:width="0.699cm" svg:height="0.197cm" svg:x="7.948cm" svg:y="0.515cm" svg:viewBox="0 0 700 198" draw:points="0,198 199,0 700,0 499,198"><text:p/></draw:polygon><draw:polygon draw:style-name="gr12" draw:text-style-name="P121" svg:width="0.699cm" svg:height="0.197cm" svg:x="7.443cm" svg:y="0.515cm" svg:viewBox="0 0 700 198" draw:points="0,198 199,0 700,0 499,198"><text:p/></draw:polygon><draw:custom-shape draw:style-name="gr13" draw:text-style-name="P122" svg:width="0.502cm" svg:height="0.503cm" svg:x="7.943cm" svg:y="0.716cm"><text:p/><draw:enhanced-geometry svg:viewBox="0 0 21600 21600" draw:type="rectangle" draw:enhanced-path="M 0 0 L 21600 0 21600 21600 0 21600 0 0 Z N"/></draw:custom-shape><draw:custom-shape draw:style-name="gr13" draw:text-style-name="P122" svg:width="0.5cm" svg:height="0.503cm" svg:x="7.444cm" svg:y="0.716cm"><text:p/><draw:enhanced-geometry svg:viewBox="0 0 21600 21600" draw:type="rectangle" draw:enhanced-path="M 0 0 L 21600 0 21600 21600 0 21600 0 0 Z N"/></draw:custom-shape><draw:polygon draw:style-name="gr14" draw:text-style-name="P123" svg:width="0.2cm" svg:height="0.699cm" svg:x="8.449cm" svg:y="0.515cm" svg:viewBox="0 0 201 700" draw:points="0,700 201,501 201,0 0,201"><text:p/></draw:polygon><draw:polygon draw:style-name="gr15" draw:text-style-name="P123" svg:width="0.2cm" svg:height="0.699cm" svg:x="8.651cm" svg:y="0.314cm" svg:viewBox="0 0 201 700" draw:points="0,700 201,501 201,0 0,201"><text:p/></draw:polygon><draw:polygon draw:style-name="gr16" draw:text-style-name="P123" svg:width="0.2cm" svg:height="0.699cm" svg:x="8.847cm" svg:y="0.113cm" svg:viewBox="0 0 201 700" draw:points="0,700 201,501 201,0 0,201"><text:p/></draw:polygon><draw:polygon draw:style-name="gr17" draw:text-style-name="P123" svg:width="0.2cm" svg:height="0.699cm" svg:x="9.047cm" svg:y="-0.084cm" svg:viewBox="0 0 201 700" draw:points="0,700 201,501 201,0 0,201"><text:p/></draw:polygon><draw:polygon draw:style-name="gr12" draw:text-style-name="P121" svg:width="0.699cm" svg:height="0.197cm" svg:x="8.143cm" svg:y="0.314cm" svg:viewBox="0 0 700 198" draw:points="0,198 199,0 700,0 499,198"><text:p/></draw:polygon><draw:polygon draw:style-name="gr12" draw:text-style-name="P121" svg:width="0.699cm" svg:height="0.197cm" svg:x="7.643cm" svg:y="0.314cm" svg:viewBox="0 0 700 198" draw:points="0,198 199,0 700,0 499,198"><text:p/></draw:polygon><draw:polygon draw:style-name="gr12" draw:text-style-name="P121" svg:width="0.699cm" svg:height="0.197cm" svg:x="8.345cm" svg:y="0.118cm" svg:viewBox="0 0 700 198" draw:points="0,198 199,0 700,0 499,198"><text:p/></draw:polygon><draw:polygon draw:style-name="gr12" draw:text-style-name="P121" svg:width="0.699cm" svg:height="0.197cm" svg:x="7.844cm" svg:y="0.118cm" svg:viewBox="0 0 700 198" draw:points="0,198 199,0 700,0 499,198"><text:p/></draw:polygon><draw:polygon draw:style-name="gr12" draw:text-style-name="P121" svg:width="0.699cm" svg:height="0.197cm" svg:x="8.546cm" svg:y="-0.082cm" svg:viewBox="0 0 700 198" draw:points="0,198 199,0 700,0 499,198"><text:p/></draw:polygon><draw:polygon draw:style-name="gr12" draw:text-style-name="P121" svg:width="0.699cm" svg:height="0.197cm" svg:x="8.045cm" svg:y="-0.082cm" svg:viewBox="0 0 700 198" draw:points="0,198 199,0 700,0 499,198"><text:p/></draw:polygon></draw:g><text:span text:style-name="_5f_Caractères">Il y a 8 cubes sur la face de dessous. Il faut donc une hauteur de 5 cubes pour obtenir un volume de 40 petits cubes.</text:span></text:h>
        <text:list xml:id="list215008524937999" text:continue-numbering="true" text:style-name="_5f_Numérotation_20_des_20_exercices">
          <text:list-item>
            <text:h text:style-name="P113" text:outline-level="1"><text:span text:style-name="_5f_Caractères">Cubes</text:span></text:h>
            <text:list>
              <text:list-item>
                <text:p text:style-name="P110"><draw:g text:anchor-type="paragraph" draw:z-index="209" draw:name="Shape19" draw:style-name="gr19"><draw:g draw:style-name="gr20"><draw:polygon draw:style-name="gr21" draw:text-style-name="P125" svg:width="0.699cm" svg:height="0.197cm" svg:x="4.258cm" svg:y="1.45cm" svg:viewBox="0 0 700 198" draw:points="0,198 199,0 700,0 499,198"><text:p/></draw:polygon><draw:custom-shape draw:style-name="gr22" draw:text-style-name="P126" svg:width="0.5cm" svg:height="0.503cm" svg:x="4.263cm" svg:y="1.644cm"><text:p/><draw:enhanced-geometry svg:viewBox="0 0 21600 21600" draw:type="rectangle" draw:enhanced-path="M 0 0 L 21600 0 21600 21600 0 21600 0 0 Z N"/></draw:custom-shape><draw:polygon draw:style-name="gr23" draw:text-style-name="P127" svg:width="0.2cm" svg:height="0.699cm" svg:x="4.759cm" svg:y="1.45cm" svg:viewBox="0 0 201 700" draw:points="0,700 201,501 201,0 0,201"><text:p/></draw:polygon><draw:line draw:style-name="gr24" draw:text-style-name="P128" svg:x1="4.288cm" svg:y1="2.386cm" svg:x2="4.787cm" svg:y2="2.386cm"><text:p/></draw:line><draw:frame draw:style-name="gr25" draw:text-style-name="P130" svg:width="1.678cm" svg:height="0.809cm" svg:x="3.931cm" svg:y="2.316cm"><draw:text-box><text:p text:style-name="P129"><text:span text:style-name="T192">1 cm</text:span></text:p></draw:text-box></draw:frame></draw:g><draw:g draw:style-name="gr20"><draw:custom-shape draw:style-name="gr26" draw:text-style-name="P131" svg:width="0.5cm" svg:height="0.503cm" svg:x="2.125cm" svg:y="2.789cm"><text:p/><draw:enhanced-geometry svg:viewBox="0 0 21600 21600" draw:type="rectangle" draw:enhanced-path="M 0 0 L 21600 0 21600 21600 0 21600 0 0 Z N"/></draw:custom-shape><draw:custom-shape draw:style-name="gr26" draw:text-style-name="P131" svg:width="0.502cm" svg:height="0.503cm" svg:x="1.624cm" svg:y="2.789cm"><text:p/><draw:enhanced-geometry svg:viewBox="0 0 21600 21600" draw:type="rectangle" draw:enhanced-path="M 0 0 L 21600 0 21600 21600 0 21600 0 0 Z N"/></draw:custom-shape><draw:custom-shape draw:style-name="gr27" draw:text-style-name="P131" svg:width="0.502cm" svg:height="0.503cm" svg:x="1.624cm" svg:y="1.789cm"><text:p/><draw:enhanced-geometry svg:viewBox="0 0 21600 21600" draw:type="rectangle" draw:enhanced-path="M 0 0 L 21600 0 21600 21600 0 21600 0 0 Z N"/></draw:custom-shape><draw:custom-shape draw:style-name="gr26" draw:text-style-name="P131" svg:width="0.5cm" svg:height="0.503cm" svg:x="2.125cm" svg:y="2.29cm"><text:p/><draw:enhanced-geometry svg:viewBox="0 0 21600 21600" draw:type="rectangle" draw:enhanced-path="M 0 0 L 21600 0 21600 21600 0 21600 0 0 Z N"/></draw:custom-shape><draw:polygon draw:style-name="gr28" draw:text-style-name="P123" svg:width="0.2cm" svg:height="0.699cm" svg:x="2.63cm" svg:y="2.593cm" svg:viewBox="0 0 201 700" draw:points="0,700 201,501 201,0 0,201"><text:p/></draw:polygon><draw:custom-shape draw:style-name="gr26" draw:text-style-name="P131" svg:width="0.502cm" svg:height="0.503cm" svg:x="1.624cm" svg:y="2.29cm"><text:p/><draw:enhanced-geometry svg:viewBox="0 0 21600 21600" draw:type="rectangle" draw:enhanced-path="M 0 0 L 21600 0 21600 21600 0 21600 0 0 Z N"/></draw:custom-shape><draw:custom-shape draw:style-name="gr29" draw:text-style-name="P131" svg:width="0.5cm" svg:height="0.503cm" svg:x="2.125cm" svg:y="1.789cm"><text:p/><draw:enhanced-geometry svg:viewBox="0 0 21600 21600" draw:type="rectangle" draw:enhanced-path="M 0 0 L 21600 0 21600 21600 0 21600 0 0 Z N"/></draw:custom-shape><draw:polygon draw:style-name="gr30" draw:text-style-name="P123" svg:width="0.2cm" svg:height="0.699cm" svg:x="2.831cm" svg:y="2.39cm" svg:viewBox="0 0 201 700" draw:points="0,700 201,501 201,0 0,201"><text:p/></draw:polygon><draw:polygon draw:style-name="gr31" draw:text-style-name="P123" svg:width="0.2cm" svg:height="0.699cm" svg:x="3.025cm" svg:y="2.189cm" svg:viewBox="0 0 201 700" draw:points="0,700 201,501 201,0 0,201"><text:p/></draw:polygon><draw:polygon draw:style-name="gr32" draw:text-style-name="P123" svg:width="0.2cm" svg:height="0.699cm" svg:x="2.63cm" svg:y="2.092cm" svg:viewBox="0 0 201 700" draw:points="0,700 201,501 201,0 0,201"><text:p/></draw:polygon><draw:polygon draw:style-name="gr33" draw:text-style-name="P123" svg:width="0.2cm" svg:height="0.699cm" svg:x="2.831cm" svg:y="1.891cm" svg:viewBox="0 0 201 700" draw:points="0,700 201,501 201,0 0,201"><text:p/></draw:polygon><draw:polygon draw:style-name="gr34" draw:text-style-name="P123" svg:width="0.2cm" svg:height="0.699cm" svg:x="3.025cm" svg:y="1.689cm" svg:viewBox="0 0 201 700" draw:points="0,700 201,501 201,0 0,201"><text:p/></draw:polygon><draw:polygon draw:style-name="gr35" draw:text-style-name="P123" svg:width="0.2cm" svg:height="0.699cm" svg:x="2.63cm" svg:y="1.591cm" svg:viewBox="0 0 201 700" draw:points="0,700 201,501 201,0 0,201"><text:p/></draw:polygon><draw:polygon draw:style-name="gr36" draw:text-style-name="P123" svg:width="0.2cm" svg:height="0.699cm" svg:x="2.831cm" svg:y="1.39cm" svg:viewBox="0 0 201 700" draw:points="0,700 201,501 201,0 0,201"><text:p/></draw:polygon><draw:polygon draw:style-name="gr37" draw:text-style-name="P123" svg:width="0.2cm" svg:height="0.699cm" svg:x="3.03cm" svg:y="1.19cm" svg:viewBox="0 0 201 700" draw:points="0,700 201,501 201,0 0,201"><text:p/></draw:polygon><draw:custom-shape draw:style-name="gr26" draw:text-style-name="P131" svg:width="0.5cm" svg:height="0.503cm" svg:x="1.125cm" svg:y="2.789cm"><text:p/><draw:enhanced-geometry svg:viewBox="0 0 21600 21600" draw:type="rectangle" draw:enhanced-path="M 0 0 L 21600 0 21600 21600 0 21600 0 0 Z N"/></draw:custom-shape><draw:custom-shape draw:style-name="gr38" draw:text-style-name="P131" svg:width="0.5cm" svg:height="0.503cm" svg:x="1.125cm" svg:y="1.789cm"><text:p/><draw:enhanced-geometry svg:viewBox="0 0 21600 21600" draw:type="rectangle" draw:enhanced-path="M 0 0 L 21600 0 21600 21600 0 21600 0 0 Z N"/></draw:custom-shape><draw:custom-shape draw:style-name="gr26" draw:text-style-name="P131" svg:width="0.5cm" svg:height="0.503cm" svg:x="1.125cm" svg:y="2.29cm"><text:p/><draw:enhanced-geometry svg:viewBox="0 0 21600 21600" draw:type="rectangle" draw:enhanced-path="M 0 0 L 21600 0 21600 21600 0 21600 0 0 Z N"/></draw:custom-shape><draw:polygon draw:style-name="gr39" draw:text-style-name="P132" svg:width="0.699cm" svg:height="0.197cm" svg:x="2.129cm" svg:y="1.593cm" svg:viewBox="0 0 700 198" draw:points="0,198 199,0 700,0 499,198"><text:p/></draw:polygon><draw:polygon draw:style-name="gr39" draw:text-style-name="P132" svg:width="0.699cm" svg:height="0.197cm" svg:x="1.628cm" svg:y="1.593cm" svg:viewBox="0 0 700 198" draw:points="0,198 199,0 700,0 499,198"><text:p/></draw:polygon><draw:polygon draw:style-name="gr39" draw:text-style-name="P132" svg:width="0.699cm" svg:height="0.197cm" svg:x="2.332cm" svg:y="1.397cm" svg:viewBox="0 0 700 198" draw:points="0,198 199,0 700,0 499,198"><text:p/></draw:polygon><draw:polygon draw:style-name="gr39" draw:text-style-name="P132" svg:width="0.699cm" svg:height="0.197cm" svg:x="1.831cm" svg:y="1.397cm" svg:viewBox="0 0 700 198" draw:points="0,198 199,0 700,0 499,198"><text:p/></draw:polygon><draw:polygon draw:style-name="gr39" draw:text-style-name="P132" svg:width="0.699cm" svg:height="0.197cm" svg:x="2.032cm" svg:y="1.196cm" svg:viewBox="0 0 700 198" draw:points="0,198 199,0 700,0 499,198"><text:p/></draw:polygon><draw:polygon draw:style-name="gr39" draw:text-style-name="P132" svg:width="0.699cm" svg:height="0.197cm" svg:x="1.129cm" svg:y="1.593cm" svg:viewBox="0 0 700 198" draw:points="0,198 199,0 700,0 499,198"><text:p/></draw:polygon><draw:polygon draw:style-name="gr39" draw:text-style-name="P132" svg:width="0.699cm" svg:height="0.197cm" svg:x="1.33cm" svg:y="1.397cm" svg:viewBox="0 0 700 198" draw:points="0,198 199,0 700,0 499,198"><text:p/></draw:polygon><draw:polygon draw:style-name="gr39" draw:text-style-name="P132" svg:width="0.699cm" svg:height="0.197cm" svg:x="1.531cm" svg:y="1.196cm" svg:viewBox="0 0 700 198" draw:points="0,198 199,0 700,0 499,198"><text:p/></draw:polygon><draw:polygon draw:style-name="gr39" draw:text-style-name="P132" svg:width="0.699cm" svg:height="0.197cm" svg:x="2.533cm" svg:y="1.196cm" svg:viewBox="0 0 700 198" draw:points="0,198 199,0 700,0 499,198"><text:p/></draw:polygon></draw:g><draw:g draw:style-name="gr20"><draw:polygon draw:style-name="gr40" draw:text-style-name="P132" svg:width="0.699cm" svg:height="0.197cm" svg:x="6.336cm" svg:y="1.09cm" svg:viewBox="0 0 700 198" draw:points="0,198 199,0 700,0 499,198"><text:p/></draw:polygon><draw:polygon draw:style-name="gr40" draw:text-style-name="P132" svg:width="0.699cm" svg:height="0.197cm" svg:x="5.838cm" svg:y="1.09cm" svg:viewBox="0 0 700 198" draw:points="0,198 199,0 700,0 499,198"><text:p/></draw:polygon><draw:custom-shape draw:style-name="gr41" draw:text-style-name="P131" svg:width="0.503cm" svg:height="0.505cm" svg:x="7.336cm" svg:y="2.787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6.836cm" svg:y="2.787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6.836cm" svg:y="1.787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7.336cm" svg:y="2.288cm"><text:p/><draw:enhanced-geometry svg:viewBox="0 0 21600 21600" draw:type="rectangle" draw:enhanced-path="M 0 0 L 21600 0 21600 21600 0 21600 0 0 Z N"/></draw:custom-shape><draw:polygon draw:style-name="gr42" draw:text-style-name="P123" svg:width="0.2cm" svg:height="0.699cm" svg:x="7.84cm" svg:y="2.593cm" svg:viewBox="0 0 201 700" draw:points="0,700 201,501 201,0 0,201"><text:p/></draw:polygon><draw:custom-shape draw:style-name="gr41" draw:text-style-name="P131" svg:width="0.503cm" svg:height="0.505cm" svg:x="6.836cm" svg:y="2.288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7.336cm" svg:y="1.787cm"><text:p/><draw:enhanced-geometry svg:viewBox="0 0 21600 21600" draw:type="rectangle" draw:enhanced-path="M 0 0 L 21600 0 21600 21600 0 21600 0 0 Z N"/></draw:custom-shape><draw:custom-shape draw:style-name="gr26" draw:text-style-name="P131" svg:width="0.503cm" svg:height="0.503cm" svg:x="7.336cm" svg:y="1.29cm"><text:p/><draw:enhanced-geometry svg:viewBox="0 0 21600 21600" draw:type="rectangle" draw:enhanced-path="M 0 0 L 21600 0 21600 21600 0 21600 0 0 Z N"/></draw:custom-shape><draw:custom-shape draw:style-name="gr26" draw:text-style-name="P131" svg:width="0.503cm" svg:height="0.503cm" svg:x="6.836cm" svg:y="1.29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6.336cm" svg:y="2.787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5.836cm" svg:y="2.787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6.336cm" svg:y="2.288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5.836cm" svg:y="2.288cm"><text:p/><draw:enhanced-geometry svg:viewBox="0 0 21600 21600" draw:type="rectangle" draw:enhanced-path="M 0 0 L 21600 0 21600 21600 0 21600 0 0 Z N"/></draw:custom-shape><draw:polygon draw:style-name="gr43" draw:text-style-name="P123" svg:width="0.2cm" svg:height="0.699cm" svg:x="8.038cm" svg:y="2.387cm" svg:viewBox="0 0 201 700" draw:points="0,700 201,501 201,0 0,201"><text:p/></draw:polygon><draw:polygon draw:style-name="gr44" draw:text-style-name="P123" svg:width="0.2cm" svg:height="0.699cm" svg:x="8.241cm" svg:y="2.192cm" svg:viewBox="0 0 201 700" draw:points="0,700 201,501 201,0 0,201"><text:p/></draw:polygon><draw:polygon draw:style-name="gr45" draw:text-style-name="P123" svg:width="0.2cm" svg:height="0.699cm" svg:x="8.442cm" svg:y="1.989cm" svg:viewBox="0 0 201 700" draw:points="0,700 201,501 201,0 0,201"><text:p/></draw:polygon><draw:polygon draw:style-name="gr46" draw:text-style-name="P123" svg:width="0.2cm" svg:height="0.699cm" svg:x="7.84cm" svg:y="2.092cm" svg:viewBox="0 0 201 700" draw:points="0,700 201,501 201,0 0,201"><text:p/></draw:polygon><draw:polygon draw:style-name="gr47" draw:text-style-name="P123" svg:width="0.2cm" svg:height="0.699cm" svg:x="8.038cm" svg:y="1.892cm" svg:viewBox="0 0 201 700" draw:points="0,700 201,501 201,0 0,201"><text:p/></draw:polygon><draw:polygon draw:style-name="gr48" draw:text-style-name="P123" svg:width="0.2cm" svg:height="0.699cm" svg:x="8.241cm" svg:y="1.688cm" svg:viewBox="0 0 201 700" draw:points="0,700 201,501 201,0 0,201"><text:p/></draw:polygon><draw:polygon draw:style-name="gr49" draw:text-style-name="P123" svg:width="0.2cm" svg:height="0.699cm" svg:x="8.442cm" svg:y="1.494cm" svg:viewBox="0 0 201 700" draw:points="0,700 201,501 201,0 0,201"><text:p/></draw:polygon><draw:polygon draw:style-name="gr50" draw:text-style-name="P123" svg:width="0.2cm" svg:height="0.699cm" svg:x="7.84cm" svg:y="1.588cm" svg:viewBox="0 0 201 700" draw:points="0,700 201,501 201,0 0,201"><text:p/></draw:polygon><draw:polygon draw:style-name="gr51" draw:text-style-name="P123" svg:width="0.2cm" svg:height="0.699cm" svg:x="8.038cm" svg:y="1.39cm" svg:viewBox="0 0 201 700" draw:points="0,700 201,501 201,0 0,201"><text:p/></draw:polygon><draw:polygon draw:style-name="gr52" draw:text-style-name="P123" svg:width="0.2cm" svg:height="0.699cm" svg:x="8.241cm" svg:y="1.19cm" svg:viewBox="0 0 201 700" draw:points="0,700 201,501 201,0 0,201"><text:p/></draw:polygon><draw:polygon draw:style-name="gr53" draw:text-style-name="P123" svg:width="0.2cm" svg:height="0.699cm" svg:x="8.442cm" svg:y="0.986cm" svg:viewBox="0 0 201 700" draw:points="0,700 201,501 201,0 0,201"><text:p/></draw:polygon><draw:polygon draw:style-name="gr54" draw:text-style-name="P123" svg:width="0.2cm" svg:height="0.699cm" svg:x="7.84cm" svg:y="1.09cm" svg:viewBox="0 0 201 700" draw:points="0,700 201,501 201,0 0,201"><text:p/></draw:polygon><draw:polygon draw:style-name="gr55" draw:text-style-name="P123" svg:width="0.2cm" svg:height="0.699cm" svg:x="8.038cm" svg:y="0.889cm" svg:viewBox="0 0 201 700" draw:points="0,700 201,501 201,0 0,201"><text:p/></draw:polygon><draw:polygon draw:style-name="gr56" draw:text-style-name="P123" svg:width="0.2cm" svg:height="0.699cm" svg:x="8.241cm" svg:y="0.689cm" svg:viewBox="0 0 201 700" draw:points="0,700 201,501 201,0 0,201"><text:p/></draw:polygon><draw:polygon draw:style-name="gr57" draw:text-style-name="P123" svg:width="0.2cm" svg:height="0.699cm" svg:x="8.442cm" svg:y="0.489cm" svg:viewBox="0 0 201 700" draw:points="0,700 201,501 201,0 0,201"><text:p/></draw:polygon><draw:polygon draw:style-name="gr40" draw:text-style-name="P132" svg:width="0.699cm" svg:height="0.197cm" svg:x="6.537cm" svg:y="0.889cm" svg:viewBox="0 0 700 198" draw:points="0,198 199,0 700,0 499,198"><text:p/></draw:polygon><draw:polygon draw:style-name="gr40" draw:text-style-name="P132" svg:width="0.699cm" svg:height="0.197cm" svg:x="6.036cm" svg:y="0.889cm" svg:viewBox="0 0 700 198" draw:points="0,198 199,0 700,0 499,198"><text:p/></draw:polygon><draw:polygon draw:style-name="gr40" draw:text-style-name="P132" svg:width="0.699cm" svg:height="0.197cm" svg:x="6.738cm" svg:y="0.69cm" svg:viewBox="0 0 700 198" draw:points="0,198 199,0 700,0 499,198"><text:p/></draw:polygon><draw:polygon draw:style-name="gr40" draw:text-style-name="P132" svg:width="0.699cm" svg:height="0.197cm" svg:x="6.238cm" svg:y="0.69cm" svg:viewBox="0 0 700 198" draw:points="0,198 199,0 700,0 499,198"><text:p/></draw:polygon><draw:polygon draw:style-name="gr40" draw:text-style-name="P132" svg:width="0.699cm" svg:height="0.197cm" svg:x="6.939cm" svg:y="0.494cm" svg:viewBox="0 0 700 198" draw:points="0,198 199,0 700,0 499,198"><text:p/></draw:polygon><draw:polygon draw:style-name="gr40" draw:text-style-name="P132" svg:width="0.699cm" svg:height="0.197cm" svg:x="6.438cm" svg:y="0.494cm" svg:viewBox="0 0 700 198" draw:points="0,198 199,0 700,0 499,198"><text:p/></draw:polygon><draw:custom-shape draw:style-name="gr41" draw:text-style-name="P131" svg:width="0.503cm" svg:height="0.505cm" svg:x="6.336cm" svg:y="1.787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5.836cm" svg:y="1.787cm"><text:p/><draw:enhanced-geometry svg:viewBox="0 0 21600 21600" draw:type="rectangle" draw:enhanced-path="M 0 0 L 21600 0 21600 21600 0 21600 0 0 Z N"/></draw:custom-shape><draw:custom-shape draw:style-name="gr26" draw:text-style-name="P131" svg:width="0.503cm" svg:height="0.503cm" svg:x="6.336cm" svg:y="1.29cm"><text:p/><draw:enhanced-geometry svg:viewBox="0 0 21600 21600" draw:type="rectangle" draw:enhanced-path="M 0 0 L 21600 0 21600 21600 0 21600 0 0 Z N"/></draw:custom-shape><draw:custom-shape draw:style-name="gr26" draw:text-style-name="P131" svg:width="0.503cm" svg:height="0.503cm" svg:x="5.836cm" svg:y="1.29cm"><text:p/><draw:enhanced-geometry svg:viewBox="0 0 21600 21600" draw:type="rectangle" draw:enhanced-path="M 0 0 L 21600 0 21600 21600 0 21600 0 0 Z N"/></draw:custom-shape><draw:polygon draw:style-name="gr40" draw:text-style-name="P132" svg:width="0.699cm" svg:height="0.197cm" svg:x="7.336cm" svg:y="1.09cm" svg:viewBox="0 0 700 198" draw:points="0,198 199,0 700,0 499,198"><text:p/></draw:polygon><draw:polygon draw:style-name="gr40" draw:text-style-name="P132" svg:width="0.699cm" svg:height="0.197cm" svg:x="6.835cm" svg:y="1.09cm" svg:viewBox="0 0 700 198" draw:points="0,198 199,0 700,0 499,198"><text:p/></draw:polygon><draw:polygon draw:style-name="gr40" draw:text-style-name="P132" svg:width="0.699cm" svg:height="0.197cm" svg:x="7.538cm" svg:y="0.889cm" svg:viewBox="0 0 700 198" draw:points="0,198 199,0 700,0 499,198"><text:p/></draw:polygon><draw:polygon draw:style-name="gr40" draw:text-style-name="P132" svg:width="0.699cm" svg:height="0.197cm" svg:x="7.036cm" svg:y="0.889cm" svg:viewBox="0 0 700 198" draw:points="0,198 199,0 700,0 499,198"><text:p/></draw:polygon><draw:polygon draw:style-name="gr40" draw:text-style-name="P132" svg:width="0.699cm" svg:height="0.197cm" svg:x="7.738cm" svg:y="0.69cm" svg:viewBox="0 0 700 198" draw:points="0,198 199,0 700,0 499,198"><text:p/></draw:polygon><draw:polygon draw:style-name="gr40" draw:text-style-name="P132" svg:width="0.699cm" svg:height="0.197cm" svg:x="7.239cm" svg:y="0.69cm" svg:viewBox="0 0 700 198" draw:points="0,198 199,0 700,0 499,198"><text:p/></draw:polygon><draw:polygon draw:style-name="gr40" draw:text-style-name="P132" svg:width="0.699cm" svg:height="0.197cm" svg:x="7.934cm" svg:y="0.494cm" svg:viewBox="0 0 700 198" draw:points="0,198 199,0 700,0 499,198"><text:p/></draw:polygon><draw:polygon draw:style-name="gr40" draw:text-style-name="P132" svg:width="0.699cm" svg:height="0.197cm" svg:x="7.438cm" svg:y="0.494cm" svg:viewBox="0 0 700 198" draw:points="0,198 199,0 700,0 499,198"><text:p/></draw:polygon></draw:g></draw:g><text:span text:style-name="_5f_Caractères">Détermine le volume des cubes <text:line-break/>en centimètres cubes.</text:span></text:p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_5f_Correction" text:outline-level="1"><text:span text:style-name="_5f_Caractères_5f_correction"><text:span text:style-name="T189">3 </text:span></text:span><text:span text:style-name="_5f_Caractères_5f_correction"><text:span text:style-name="T153">×</text:span></text:span><text:span text:style-name="_5f_Caractères_5f_correction"><text:span text:style-name="T189"> 3 </text:span></text:span><text:span text:style-name="_5f_Caractères_5f_correction"><text:span text:style-name="T153">×</text:span></text:span><text:span text:style-name="_5f_Caractères_5f_correction"><text:span text:style-name="T189"> 3 = 27 cm³</text:span></text:span><text:span text:style-name="_5f_Caractères_5f_correction"><text:span text:style-name="T154">.</text:span></text:span><text:span text:style-name="_5f_Caractères"> <text:s text:c="13"/></text:span><text:span text:style-name="_5f_Caractères_5f_correction"><text:s text:c="2"/></text:span><text:span text:style-name="_5f_Caractères_5f_correction"><text:span text:style-name="T189">4 </text:span></text:span><text:span text:style-name="_5f_Caractères_5f_correction"><text:span text:style-name="T153">×</text:span></text:span><text:span text:style-name="_5f_Caractères_5f_correction"><text:span text:style-name="T189"> 4 </text:span></text:span><text:span text:style-name="_5f_Caractères_5f_correction"><text:span text:style-name="T153">×</text:span></text:span><text:span text:style-name="_5f_Caractères_5f_correction"><text:span text:style-name="T189"> 4 = 64 c</text:span></text:span><text:span text:style-name="_5f_Caractères"><text:span text:style-name="T189">m³</text:span></text:span><text:span text:style-name="_5f_Caractères"><text:span text:style-name="T154">.</text:span></text:span></text:h>
        <text:list xml:id="list215008358205295" text:continue-numbering="true" text:style-name="_5f_Numérotation_20_des_20_exercices">
          <text:list-item>
            <text:list>
              <text:list-item>
                <text:p text:style-name="P110"><text:span text:style-name="_5f_Caractères">Yani veut construire un cube de 5 cm de côté en utilisant des petits cubes en bois de 1 cm de côté. Combien de cubes doit‑il prévoir ?</text:span></text:p>
              </text:list-item>
            </text:list>
          </text:list-item>
        </text:list>
        <text:h text:style-name="_5f_Paragraphe_5f_Correction" text:outline-level="1"><text:span text:style-name="_5f_Caractères_5f_correction"><text:span text:style-name="T189">5 </text:span></text:span><text:span text:style-name="_5f_Caractères_5f_correction"><text:span text:style-name="T153">×</text:span></text:span><text:span text:style-name="_5f_Caractères_5f_correction"><text:span text:style-name="T189"> 5 </text:span></text:span><text:span text:style-name="_5f_Caractères_5f_correction"><text:span text:style-name="T153">×</text:span></text:span><text:span text:style-name="_5f_Caractères_5f_correction"><text:span text:style-name="T189"> 5 = 125 : i</text:span></text:span><text:span text:style-name="_5f_Caractères_5f_correction">l doit prévoir 125 cubes</text:span></text:h>
        <text:list xml:id="list215008500444487" text:continue-numbering="true" text:style-name="_5f_Numérotation_20_des_20_exercices">
          <text:list-item>
            <text:list>
              <text:list-item>
                <text:p text:style-name="P110"><draw:g text:anchor-type="paragraph" draw:z-index="208" draw:name="Shape20" draw:style-name="gr58"><draw:custom-shape draw:style-name="gr41" draw:text-style-name="P131" svg:width="0.503cm" svg:height="0.505cm" svg:x="6.022cm" svg:y="2.462cm"><text:p/><draw:enhanced-geometry svg:viewBox="0 0 21600 21600" draw:type="rectangle" draw:enhanced-path="M 0 0 L 21600 0 21600 21600 0 21600 0 0 Z N"/></draw:custom-shape><draw:custom-shape draw:style-name="gr41" draw:text-style-name="P131" svg:width="0.503cm" svg:height="0.505cm" svg:x="6.022cm" svg:y="1.961cm"><text:p/><draw:enhanced-geometry svg:viewBox="0 0 21600 21600" draw:type="rectangle" draw:enhanced-path="M 0 0 L 21600 0 21600 21600 0 21600 0 0 Z N"/></draw:custom-shape><draw:custom-shape draw:style-name="gr26" draw:text-style-name="P131" svg:width="0.503cm" svg:height="0.503cm" svg:x="6.022cm" svg:y="1.462cm"><text:p/><draw:enhanced-geometry svg:viewBox="0 0 21600 21600" draw:type="rectangle" draw:enhanced-path="M 0 0 L 21600 0 21600 21600 0 21600 0 0 Z N"/></draw:custom-shape><draw:polygon draw:style-name="gr59" draw:text-style-name="P132" svg:width="0.699cm" svg:height="0.197cm" svg:x="6.32cm" svg:y="1.466cm" svg:viewBox="0 0 700 198" draw:points="0,198 199,0 700,0 499,198"><text:p/></draw:polygon><draw:polygon draw:style-name="gr59" draw:text-style-name="P132" svg:width="0.699cm" svg:height="0.197cm" svg:x="5.824cm" svg:y="2.964cm" svg:viewBox="0 0 700 198" draw:points="0,198 199,0 700,0 499,198"><text:p/></draw:polygon><draw:custom-shape draw:style-name="gr26" draw:text-style-name="P131" svg:width="0.503cm" svg:height="0.503cm" svg:x="7.322cm" svg:y="3.162cm"><text:p/><draw:enhanced-geometry svg:viewBox="0 0 21600 21600" draw:type="rectangle" draw:enhanced-path="M 0 0 L 21600 0 21600 21600 0 21600 0 0 Z N"/></draw:custom-shape><draw:custom-shape draw:style-name="gr26" draw:text-style-name="P131" svg:width="0.5cm" svg:height="0.503cm" svg:x="6.824cm" svg:y="3.162cm"><text:p/><draw:enhanced-geometry svg:viewBox="0 0 21600 21600" draw:type="rectangle" draw:enhanced-path="M 0 0 L 21600 0 21600 21600 0 21600 0 0 Z N"/></draw:custom-shape><draw:custom-shape draw:style-name="gr26" draw:text-style-name="P131" svg:width="0.502cm" svg:height="0.503cm" svg:x="7.424cm" svg:y="1.563cm"><text:p/><draw:enhanced-geometry svg:viewBox="0 0 21600 21600" draw:type="rectangle" draw:enhanced-path="M 0 0 L 21600 0 21600 21600 0 21600 0 0 Z N"/></draw:custom-shape><draw:custom-shape draw:style-name="gr26" draw:text-style-name="P131" svg:width="0.503cm" svg:height="0.503cm" svg:x="8.422cm" svg:y="2.064cm"><text:p/><draw:enhanced-geometry svg:viewBox="0 0 21600 21600" draw:type="rectangle" draw:enhanced-path="M 0 0 L 21600 0 21600 21600 0 21600 0 0 Z N"/></draw:custom-shape><draw:polygon draw:style-name="gr60" draw:text-style-name="P123" svg:width="0.2cm" svg:height="0.699cm" svg:x="7.827cm" svg:y="2.964cm" svg:viewBox="0 0 201 700" draw:points="0,700 201,501 201,0 0,201"><text:p/></draw:polygon><draw:custom-shape draw:style-name="gr26" draw:text-style-name="P131" svg:width="0.5cm" svg:height="0.503cm" svg:x="6.824cm" svg:y="2.663cm"><text:p/><draw:enhanced-geometry svg:viewBox="0 0 21600 21600" draw:type="rectangle" draw:enhanced-path="M 0 0 L 21600 0 21600 21600 0 21600 0 0 Z N"/></draw:custom-shape><draw:custom-shape draw:style-name="gr26" draw:text-style-name="P131" svg:width="0.502cm" svg:height="0.503cm" svg:x="8.623cm" svg:y="1.362cm"><text:p/><draw:enhanced-geometry svg:viewBox="0 0 21600 21600" draw:type="rectangle" draw:enhanced-path="M 0 0 L 21600 0 21600 21600 0 21600 0 0 Z N"/></draw:custom-shape><draw:custom-shape draw:style-name="gr41" draw:text-style-name="P131" svg:width="0.502cm" svg:height="0.505cm" svg:x="8.623cm" svg:y="0.861cm"><text:p/><draw:enhanced-geometry svg:viewBox="0 0 21600 21600" draw:type="rectangle" draw:enhanced-path="M 0 0 L 21600 0 21600 21600 0 21600 0 0 Z N"/></draw:custom-shape><draw:custom-shape draw:style-name="gr26" draw:text-style-name="P131" svg:width="0.502cm" svg:height="0.503cm" svg:x="7.424cm" svg:y="1.062cm"><text:p/><draw:enhanced-geometry svg:viewBox="0 0 21600 21600" draw:type="rectangle" draw:enhanced-path="M 0 0 L 21600 0 21600 21600 0 21600 0 0 Z N"/></draw:custom-shape><draw:custom-shape draw:style-name="gr26" draw:text-style-name="P131" svg:width="0.502cm" svg:height="0.503cm" svg:x="6.323cm" svg:y="3.162cm"><text:p/><draw:enhanced-geometry svg:viewBox="0 0 21600 21600" draw:type="rectangle" draw:enhanced-path="M 0 0 L 21600 0 21600 21600 0 21600 0 0 Z N"/></draw:custom-shape><draw:custom-shape draw:style-name="gr26" draw:text-style-name="P131" svg:width="0.5cm" svg:height="0.503cm" svg:x="5.824cm" svg:y="3.162cm"><text:p/><draw:enhanced-geometry svg:viewBox="0 0 21600 21600" draw:type="rectangle" draw:enhanced-path="M 0 0 L 21600 0 21600 21600 0 21600 0 0 Z N"/></draw:custom-shape><draw:custom-shape draw:style-name="gr26" draw:text-style-name="P131" svg:width="0.502cm" svg:height="0.503cm" svg:x="6.323cm" svg:y="2.663cm"><text:p/><draw:enhanced-geometry svg:viewBox="0 0 21600 21600" draw:type="rectangle" draw:enhanced-path="M 0 0 L 21600 0 21600 21600 0 21600 0 0 Z N"/></draw:custom-shape><draw:polygon draw:style-name="gr61" draw:text-style-name="P123" svg:width="0.2cm" svg:height="0.699cm" svg:x="8.028cm" svg:y="2.763cm" svg:viewBox="0 0 201 700" draw:points="0,700 201,501 201,0 0,201"><text:p/></draw:polygon><draw:polygon draw:style-name="gr62" draw:text-style-name="P123" svg:width="0.2cm" svg:height="0.699cm" svg:x="8.726cm" svg:y="2.563cm" svg:viewBox="0 0 201 700" draw:points="0,700 201,501 201,0 0,201"><text:p/></draw:polygon><draw:polygon draw:style-name="gr63" draw:text-style-name="P123" svg:width="0.2cm" svg:height="0.699cm" svg:x="8.927cm" svg:y="2.362cm" svg:viewBox="0 0 201 700" draw:points="0,700 201,501 201,0 0,201"><text:p/></draw:polygon><draw:polygon draw:style-name="gr64" draw:text-style-name="P123" svg:width="0.2cm" svg:height="0.699cm" svg:x="7.327cm" svg:y="2.465cm" svg:viewBox="0 0 201 700" draw:points="0,700 201,501 201,0 0,201"><text:p/></draw:polygon><draw:polygon draw:style-name="gr65" draw:text-style-name="P123" svg:width="0.2cm" svg:height="0.699cm" svg:x="7.528cm" svg:y="2.265cm" svg:viewBox="0 0 201 700" draw:points="0,700 201,501 201,0 0,201"><text:p/></draw:polygon><draw:polygon draw:style-name="gr66" draw:text-style-name="P123" svg:width="0.2cm" svg:height="0.699cm" svg:x="7.724cm" svg:y="2.064cm" svg:viewBox="0 0 201 700" draw:points="0,700 201,501 201,0 0,201"><text:p/></draw:polygon><draw:polygon draw:style-name="gr67" draw:text-style-name="P123" svg:width="0.2cm" svg:height="0.699cm" svg:x="8.927cm" svg:y="1.861cm" svg:viewBox="0 0 201 700" draw:points="0,700 201,501 201,0 0,201"><text:p/></draw:polygon><draw:polygon draw:style-name="gr68" draw:text-style-name="P123" svg:width="0.2cm" svg:height="0.699cm" svg:x="6.827cm" svg:y="1.964cm" svg:viewBox="0 0 201 700" draw:points="0,700 201,501 201,0 0,201"><text:p/></draw:polygon><draw:polygon draw:style-name="gr69" draw:text-style-name="P123" svg:width="0.2cm" svg:height="0.699cm" svg:x="7.028cm" svg:y="1.763cm" svg:viewBox="0 0 201 700" draw:points="0,700 201,501 201,0 0,201"><text:p/></draw:polygon><draw:polygon draw:style-name="gr70" draw:text-style-name="P123" svg:width="0.2cm" svg:height="0.699cm" svg:x="7.228cm" svg:y="1.563cm" svg:viewBox="0 0 201 700" draw:points="0,700 201,501 201,0 0,201"><text:p/></draw:polygon><draw:polygon draw:style-name="gr71" draw:text-style-name="P123" svg:width="0.2cm" svg:height="0.699cm" svg:x="6.827cm" svg:y="1.466cm" svg:viewBox="0 0 201 700" draw:points="0,700 201,501 201,0 0,201"><text:p/></draw:polygon><draw:polygon draw:style-name="gr72" draw:text-style-name="P123" svg:width="0.2cm" svg:height="0.699cm" svg:x="7.028cm" svg:y="1.263cm" svg:viewBox="0 0 201 700" draw:points="0,700 201,501 201,0 0,201"><text:p/></draw:polygon><draw:polygon draw:style-name="gr73" draw:text-style-name="P123" svg:width="0.2cm" svg:height="0.699cm" svg:x="7.228cm" svg:y="1.062cm" svg:viewBox="0 0 201 700" draw:points="0,700 201,501 201,0 0,201"><text:p/></draw:polygon><draw:polygon draw:style-name="gr74" draw:text-style-name="P123" svg:width="0.2cm" svg:height="0.699cm" svg:x="7.927cm" svg:y="0.861cm" svg:viewBox="0 0 201 700" draw:points="0,700 201,501 201,0 0,201"><text:p/></draw:polygon><draw:polygon draw:style-name="gr59" draw:text-style-name="P132" svg:width="0.699cm" svg:height="0.197cm" svg:x="6.523cm" svg:y="1.263cm" svg:viewBox="0 0 700 198" draw:points="0,198 199,0 700,0 499,198"><text:p/></draw:polygon><draw:polygon draw:style-name="gr59" draw:text-style-name="P132" svg:width="0.699cm" svg:height="0.197cm" svg:x="6.022cm" svg:y="1.263cm" svg:viewBox="0 0 700 198" draw:points="0,198 199,0 700,0 499,198"><text:p/></draw:polygon><draw:polygon draw:style-name="gr59" draw:text-style-name="P132" svg:width="0.699cm" svg:height="0.197cm" svg:x="6.724cm" svg:y="1.062cm" svg:viewBox="0 0 700 198" draw:points="0,198 199,0 700,0 499,198"><text:p/></draw:polygon><draw:polygon draw:style-name="gr59" draw:text-style-name="P132" svg:width="0.699cm" svg:height="0.197cm" svg:x="6.223cm" svg:y="1.062cm" svg:viewBox="0 0 700 198" draw:points="0,198 199,0 700,0 499,198"><text:p/></draw:polygon><draw:polygon draw:style-name="gr59" draw:text-style-name="P132" svg:width="0.699cm" svg:height="0.197cm" svg:x="6.925cm" svg:y="0.865cm" svg:viewBox="0 0 700 198" draw:points="0,198 199,0 700,0 499,198"><text:p/></draw:polygon><draw:polygon draw:style-name="gr59" draw:text-style-name="P132" svg:width="0.699cm" svg:height="0.197cm" svg:x="6.424cm" svg:y="0.865cm" svg:viewBox="0 0 700 198" draw:points="0,198 199,0 700,0 499,198"><text:p/></draw:polygon><draw:custom-shape draw:style-name="gr41" draw:text-style-name="P131" svg:width="0.502cm" svg:height="0.505cm" svg:x="6.323cm" svg:y="2.161cm"><text:p/><draw:enhanced-geometry svg:viewBox="0 0 21600 21600" draw:type="rectangle" draw:enhanced-path="M 0 0 L 21600 0 21600 21600 0 21600 0 0 Z N"/></draw:custom-shape><draw:custom-shape draw:style-name="gr41" draw:text-style-name="P131" svg:width="0.502cm" svg:height="0.505cm" svg:x="6.323cm" svg:y="1.661cm"><text:p/><draw:enhanced-geometry svg:viewBox="0 0 21600 21600" draw:type="rectangle" draw:enhanced-path="M 0 0 L 21600 0 21600 21600 0 21600 0 0 Z N"/></draw:custom-shape><draw:polygon draw:style-name="gr59" draw:text-style-name="P132" svg:width="0.699cm" svg:height="0.197cm" svg:x="7.322cm" svg:y="2.964cm" svg:viewBox="0 0 700 198" draw:points="0,198 199,0 700,0 499,198"><text:p/></draw:polygon><draw:polygon draw:style-name="gr59" draw:text-style-name="P132" svg:width="0.699cm" svg:height="0.197cm" svg:x="6.824cm" svg:y="2.463cm" svg:viewBox="0 0 700 198" draw:points="0,198 199,0 700,0 499,198"><text:p/></draw:polygon><draw:polygon draw:style-name="gr59" draw:text-style-name="P132" svg:width="0.699cm" svg:height="0.197cm" svg:x="7.523cm" svg:y="2.766cm" svg:viewBox="0 0 700 198" draw:points="0,198 199,0 700,0 499,198"><text:p/></draw:polygon><draw:polygon draw:style-name="gr59" draw:text-style-name="P132" svg:width="0.699cm" svg:height="0.197cm" svg:x="7.022cm" svg:y="2.264cm" svg:viewBox="0 0 700 198" draw:points="0,198 199,0 700,0 499,198"><text:p/></draw:polygon><draw:polygon draw:style-name="gr59" draw:text-style-name="P132" svg:width="0.699cm" svg:height="0.197cm" svg:x="7.724cm" svg:y="2.563cm" svg:viewBox="0 0 700 198" draw:points="0,198 199,0 700,0 499,198"><text:p/></draw:polygon><draw:polygon draw:style-name="gr59" draw:text-style-name="P132" svg:width="0.699cm" svg:height="0.197cm" svg:x="7.225cm" svg:y="2.064cm" svg:viewBox="0 0 700 198" draw:points="0,198 199,0 700,0 499,198"><text:p/></draw:polygon><draw:polygon draw:style-name="gr59" draw:text-style-name="P132" svg:width="0.699cm" svg:height="0.197cm" svg:x="7.924cm" svg:y="1.364cm" svg:viewBox="0 0 700 198" draw:points="0,198 199,0 700,0 499,198"><text:p/></draw:polygon><draw:polygon draw:style-name="gr59" draw:text-style-name="P132" svg:width="0.699cm" svg:height="0.197cm" svg:x="7.424cm" svg:y="0.865cm" svg:viewBox="0 0 700 198" draw:points="0,198 199,0 700,0 499,198"><text:p/></draw:polygon><draw:custom-shape draw:style-name="gr26" draw:text-style-name="P131" svg:width="0.503cm" svg:height="0.503cm" svg:x="8.223cm" svg:y="2.764cm"><text:p/><draw:enhanced-geometry svg:viewBox="0 0 21600 21600" draw:type="rectangle" draw:enhanced-path="M 0 0 L 21600 0 21600 21600 0 21600 0 0 Z N"/></draw:custom-shape><draw:custom-shape draw:style-name="gr26" draw:text-style-name="P131" svg:width="0.503cm" svg:height="0.503cm" svg:x="7.923cm" svg:y="2.064cm"><text:p/><draw:enhanced-geometry svg:viewBox="0 0 21600 21600" draw:type="rectangle" draw:enhanced-path="M 0 0 L 21600 0 21600 21600 0 21600 0 0 Z N"/></draw:custom-shape><draw:custom-shape draw:style-name="gr26" draw:text-style-name="P131" svg:width="0.503cm" svg:height="0.503cm" svg:x="7.923cm" svg:y="1.563cm"><text:p/><draw:enhanced-geometry svg:viewBox="0 0 21600 21600" draw:type="rectangle" draw:enhanced-path="M 0 0 L 21600 0 21600 21600 0 21600 0 0 Z N"/></draw:custom-shape><draw:custom-shape draw:style-name="gr75" draw:text-style-name="P131" svg:width="0.505cm" svg:height="0.507cm" svg:x="8.121cm" svg:y="0.861cm"><text:p/><draw:enhanced-geometry svg:viewBox="0 0 21600 21600" draw:type="rectangle" draw:enhanced-path="M 0 0 L 21600 0 21600 21600 0 21600 0 0 Z N"/></draw:custom-shape><draw:custom-shape draw:style-name="gr26" draw:text-style-name="P131" svg:width="0.505cm" svg:height="0.503cm" svg:x="7.322cm" svg:y="3.662cm"><text:p/><draw:enhanced-geometry svg:viewBox="0 0 21600 21600" draw:type="rectangle" draw:enhanced-path="M 0 0 L 21600 0 21600 21600 0 21600 0 0 Z N"/></draw:custom-shape><draw:custom-shape draw:style-name="gr26" draw:text-style-name="P131" svg:width="0.502cm" svg:height="0.503cm" svg:x="6.824cm" svg:y="3.662cm"><text:p/><draw:enhanced-geometry svg:viewBox="0 0 21600 21600" draw:type="rectangle" draw:enhanced-path="M 0 0 L 21600 0 21600 21600 0 21600 0 0 Z N"/></draw:custom-shape><draw:custom-shape draw:style-name="gr26" draw:text-style-name="P131" svg:width="0.503cm" svg:height="0.503cm" svg:x="6.323cm" svg:y="3.662cm"><text:p/><draw:enhanced-geometry svg:viewBox="0 0 21600 21600" draw:type="rectangle" draw:enhanced-path="M 0 0 L 21600 0 21600 21600 0 21600 0 0 Z N"/></draw:custom-shape><draw:custom-shape draw:style-name="gr26" draw:text-style-name="P131" svg:width="0.5cm" svg:height="0.503cm" svg:x="5.826cm" svg:y="3.662cm"><text:p/><draw:enhanced-geometry svg:viewBox="0 0 21600 21600" draw:type="rectangle" draw:enhanced-path="M 0 0 L 21600 0 21600 21600 0 21600 0 0 Z N"/></draw:custom-shape><draw:custom-shape draw:style-name="gr26" draw:text-style-name="P131" svg:width="0.502cm" svg:height="0.503cm" svg:x="7.824cm" svg:y="3.663cm"><text:p/><draw:enhanced-geometry svg:viewBox="0 0 21600 21600" draw:type="rectangle" draw:enhanced-path="M 0 0 L 21600 0 21600 21600 0 21600 0 0 Z N"/></draw:custom-shape><draw:polygon draw:style-name="gr59" draw:text-style-name="P132" svg:width="0.699cm" svg:height="0.197cm" svg:x="7.821cm" svg:y="3.465cm" svg:viewBox="0 0 700 198" draw:points="0,198 199,0 700,0 499,198"><text:p/></draw:polygon><draw:polygon draw:style-name="gr59" draw:text-style-name="P132" svg:width="0.699cm" svg:height="0.197cm" svg:x="8.024cm" svg:y="3.269cm" svg:viewBox="0 0 700 198" draw:points="0,198 199,0 700,0 499,198"><text:p/></draw:polygon><draw:polygon draw:style-name="gr59" draw:text-style-name="P132" svg:width="0.699cm" svg:height="0.197cm" svg:x="8.224cm" svg:y="2.563cm" svg:viewBox="0 0 700 198" draw:points="0,198 199,0 700,0 499,198"><text:p/></draw:polygon><draw:polygon draw:style-name="gr59" draw:text-style-name="P132" svg:width="0.699cm" svg:height="0.197cm" svg:x="8.424cm" svg:y="1.865cm" svg:viewBox="0 0 700 198" draw:points="0,198 199,0 700,0 499,198"><text:p/></draw:polygon><draw:polygon draw:style-name="gr59" draw:text-style-name="P132" svg:width="0.699cm" svg:height="0.197cm" svg:x="7.125cm" svg:y="0.667cm" svg:viewBox="0 0 700 198" draw:points="0,198 199,0 700,0 499,198"><text:p/></draw:polygon><draw:polygon draw:style-name="gr59" draw:text-style-name="P132" svg:width="0.699cm" svg:height="0.197cm" svg:x="6.624cm" svg:y="0.667cm" svg:viewBox="0 0 700 198" draw:points="0,198 199,0 700,0 499,198"><text:p/></draw:polygon><draw:polygon draw:style-name="gr59" draw:text-style-name="P132" svg:width="0.699cm" svg:height="0.197cm" svg:x="8.124cm" svg:y="0.667cm" svg:viewBox="0 0 700 198" draw:points="0,198 199,0 700,0 499,198"><text:p/></draw:polygon><draw:polygon draw:style-name="gr59" draw:text-style-name="P132" svg:width="0.699cm" svg:height="0.197cm" svg:x="7.62cm" svg:y="0.667cm" svg:viewBox="0 0 700 198" draw:points="0,198 199,0 700,0 499,198"><text:p/></draw:polygon><draw:polygon draw:style-name="gr59" draw:text-style-name="P132" svg:width="0.699cm" svg:height="0.197cm" svg:x="8.622cm" svg:y="0.667cm" svg:viewBox="0 0 700 198" draw:points="0,198 199,0 700,0 499,198"><text:p/></draw:polygon><draw:polygon draw:style-name="gr76" draw:text-style-name="P123" svg:width="0.2cm" svg:height="0.699cm" svg:x="9.13cm" svg:y="2.161cm" svg:viewBox="0 0 201 700" draw:points="0,700 201,501 201,0 0,201"><text:p/></draw:polygon><draw:polygon draw:style-name="gr77" draw:text-style-name="P123" svg:width="0.2cm" svg:height="0.699cm" svg:x="9.13cm" svg:y="1.66cm" svg:viewBox="0 0 201 700" draw:points="0,700 201,501 201,0 0,201"><text:p/></draw:polygon><draw:polygon draw:style-name="gr78" draw:text-style-name="P123" svg:width="0.2cm" svg:height="0.699cm" svg:x="9.13cm" svg:y="1.159cm" svg:viewBox="0 0 201 700" draw:points="0,700 201,501 201,0 0,201"><text:p/></draw:polygon><draw:polygon draw:style-name="gr79" draw:text-style-name="P123" svg:width="0.2cm" svg:height="0.699cm" svg:x="9.13cm" svg:y="0.664cm" svg:viewBox="0 0 201 700" draw:points="0,700 201,501 201,0 0,201"><text:p/></draw:polygon><draw:polygon draw:style-name="gr80" draw:text-style-name="P123" svg:width="0.2cm" svg:height="0.699cm" svg:x="8.327cm" svg:y="3.461cm" svg:viewBox="0 0 201 700" draw:points="0,700 201,501 201,0 0,201"><text:p/></draw:polygon><draw:polygon draw:style-name="gr81" draw:text-style-name="P123" svg:width="0.2cm" svg:height="0.699cm" svg:x="8.528cm" svg:y="3.262cm" svg:viewBox="0 0 201 700" draw:points="0,700 201,501 201,0 0,201"><text:p/></draw:polygon><draw:polygon draw:style-name="gr82" draw:text-style-name="P123" svg:width="0.2cm" svg:height="0.699cm" svg:x="8.726cm" svg:y="3.063cm" svg:viewBox="0 0 201 700" draw:points="0,700 201,501 201,0 0,201"><text:p/></draw:polygon><draw:polygon draw:style-name="gr83" draw:text-style-name="P123" svg:width="0.2cm" svg:height="0.699cm" svg:x="8.927cm" svg:y="2.863cm" svg:viewBox="0 0 201 700" draw:points="0,700 201,501 201,0 0,201"><text:p/></draw:polygon><draw:polygon draw:style-name="gr84" draw:text-style-name="P123" svg:width="0.2cm" svg:height="0.699cm" svg:x="9.13cm" svg:y="2.66cm" svg:viewBox="0 0 201 700" draw:points="0,700 201,501 201,0 0,201"><text:p/></draw:polygon><draw:polygon draw:style-name="gr85" draw:text-style-name="P123" svg:width="0.2cm" svg:height="0.699cm" svg:x="8.428cm" svg:y="1.364cm" svg:viewBox="0 0 201 700" draw:points="0,700 201,501 201,0 0,201"><text:p/></draw:polygon></draw:g><text:span text:style-name="_5f_Caractères">Louise a commencé la construction d'un cube, combien lui manque‑t‑il de pe­tits cubes pour terminer son em­pilement ?</text:span></text:p>
              </text:list-item>
            </text:list>
          </text:list-item>
        </text:list>
        <text:h text:style-name="_5f_Paragraphe_5f_Correction" text:outline-level="1"><text:span text:style-name="_5f_Caractères_5f_correction">3+2+6+10+11=32 cubes</text:span>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/>
    <style:master-page style:name="Endnote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5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5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43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45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46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35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36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3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28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30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31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29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22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24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2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1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1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07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8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10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1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0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5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01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03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0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95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97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87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8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9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9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8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8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8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76" draw:name="Shape3_12" draw:style-name="Mgr5" draw:text-style-name="MP1" svg:x1="10.308cm" svg:y1="0.388cm" svg:x2="20.496cm" svg:y2="0.36cm"><text:p/></draw:line><draw:path text:anchor-type="paragraph" draw:z-index="277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79" draw:name="Shape3_27" draw:style-name="Mgr5" draw:text-style-name="MP1" svg:x1="10.308cm" svg:y1="0.388cm" svg:x2="20.496cm" svg:y2="0.36cm"><text:p/></draw:line><draw:path text:anchor-type="paragraph" draw:z-index="28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72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67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6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62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6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60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61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5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5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5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4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36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7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3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31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32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30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6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7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8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25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6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23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24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21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2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9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20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6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7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13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14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5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4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7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7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6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4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4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6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7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2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3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0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1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8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9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6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7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4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5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0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1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8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9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6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7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4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5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2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3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0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1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_5f_Header_20_M_20_page_20_impaire_20__28_D_29_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1"><draw:text-box fo:min-height="0.355cm"><text:p text:style-name="MP3"><draw:g text:anchor-type="paragraph" draw:z-index="10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78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02" draw:name="Shape7_8" draw:style-name="Mgr9" draw:text-style-name="MP1" svg:x1="9.042cm" svg:y1="0.36cm" svg:x2="20.461cm" svg:y2="0.36cm"><text:p/></draw:line><draw:path text:anchor-type="paragraph" draw:z-index="103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4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79"><draw:line text:anchor-type="paragraph" draw:z-index="106" draw:name="Shape7_9" draw:style-name="Mgr9" draw:text-style-name="MP1" svg:x1="9.042cm" svg:y1="0.36cm" svg:x2="20.461cm" svg:y2="0.36cm"><text:p/></draw:line><draw:path text:anchor-type="paragraph" draw:z-index="107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8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83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4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5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79"><draw:path text:anchor-type="paragraph" draw:z-index="87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8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9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146540495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41">Volumes : </text:span><text:span text:style-name="MT148">Calculs et conversions</text:span> </text:p></draw:text-box></draw:frame><draw:g text:anchor-type="paragraph" draw:z-index="8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15006502876986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41">Volumes : </text:span><text:span text:style-name="MT148">Calculs et conversions</text:span> </text:p></draw:text-box></draw:frame><draw:g text:anchor-type="paragraph" draw:z-index="8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5">Constructions géométriques : </text:span><text:span text:style-name="MT156">Reproduire</text:span></text:p>
      </style:header>
      <style:header-left>
        <text:p text:style-name="MP9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61" draw:name="Shape9" draw:style-name="Mgr1" draw:text-style-name="MP1" svg:x1="11.559cm" svg:y1="0.36cm" svg:x2="20.5cm" svg:y2="0.36cm"><text:p/></draw:line><draw:frame text:anchor-type="paragraph" draw:z-index="62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3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3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5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4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3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6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0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0" draw:style-name="Mgr14" draw:text-style-name="MP1" svg:x1="10.893cm" svg:y1="0.403cm" svg:x2="20.503cm" svg:y2="0.327cm"><text:p/></draw:line><draw:path text:anchor-type="char" draw:z-index="13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4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7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1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61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2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3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4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5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6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7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8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69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70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71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72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7-27T13:33:40</meta:creation-date>
    <dc:date>2021-09-16T21:50:04.530000000</dc:date>
    <meta:editing-duration>P4DT16H21M22S</meta:editing-duration>
    <meta:editing-cycles>92</meta:editing-cycles>
    <meta:generator>LibreOffice/7.1.1.2$Windows_X86_64 LibreOffice_project/fe0b08f4af1bacafe4c7ecc87ce55bb426164676</meta:generator>
    <meta:print-date>2014-09-09T22:24:42.216581000</meta:print-date>
    <meta:document-statistic meta:table-count="1" meta:image-count="0" meta:object-count="0" meta:page-count="1" meta:paragraph-count="814" meta:word-count="3088" meta:character-count="19898" meta:non-whitespace-character-count="17199"/>
  </office:meta>
</office:document-meta>
</file>